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52in" fo:margin-bottom="0.052in" fo:widows="1" fo:text-indent="0in" style:auto-text-indent="false" fo:padding="0in" fo:border="none" style:writing-mode="lr-tb"/>
    </style:style>
    <style:style style:name="P2" style:family="paragraph" style:parent-style-name="Heading_20_2">
      <style:text-properties style:font-name="Arial"/>
    </style:style>
    <style:style style:name="P3" style:family="paragraph" style:parent-style-name="Heading_20_2" style:list-style-name="">
      <style:paragraph-properties fo:margin-left="0in" fo:margin-right="0in" fo:text-align="start" style:justify-single-word="false" fo:text-indent="0in" style:auto-text-indent="false" style:text-autospace="none"/>
      <style:text-properties fo:color="#000000" style:font-name="Arial" fo:font-size="12pt" fo:font-style="normal" style:font-size-asian="12pt" style:font-style-asian="normal" style:font-size-complex="12pt" style:font-style-complex="normal"/>
    </style:style>
    <style:style style:name="P4" style:family="paragraph" style:parent-style-name="Heading_20_2">
      <style:paragraph-properties fo:margin-left="0in" fo:margin-right="0in" fo:margin-top="0.052in" fo:margin-bottom="0.052in" fo:widows="1" fo:text-indent="0in" style:auto-text-indent="false" fo:padding="0in" fo:border="none" style:writing-mode="lr-tb"/>
      <style:text-properties fo:font-variant="normal" fo:text-transform="none" fo:color="#222222" fo:letter-spacing="normal"/>
    </style:style>
    <style:style style:name="P5" style:family="paragraph" style:parent-style-name="Heading_20_2">
      <style:paragraph-properties fo:margin-top="0.052in" fo:margin-bottom="0.052in" fo:widows="1" fo:padding="0in" fo:border="none" style:writing-mode="lr-tb"/>
    </style:style>
    <style:style style:name="P6" style:family="paragraph" style:parent-style-name="Standard">
      <style:paragraph-properties fo:margin-left="0in" fo:margin-right="0in" fo:margin-top="0.052in" fo:margin-bottom="0.052in" fo:widows="1" fo:text-indent="0in" style:auto-text-indent="false" fo:padding="0in" fo:border="none" style:writing-mode="lr-tb"/>
    </style:style>
    <style:style style:name="P7" style:family="paragraph" style:parent-style-name="Standard">
      <style:paragraph-properties fo:margin-left="0in" fo:margin-right="0in" fo:margin-top="0.052in" fo:margin-bottom="0.052in" fo:widows="1" fo:text-indent="0in" style:auto-text-indent="false" fo:padding="0in" fo:border="none" style:writing-mode="lr-tb"/>
      <style:text-properties style:font-name="Consolas" fo:font-size="10pt" style:font-name-asian="Consolas" style:font-size-asian="10pt" style:font-name-complex="Consolas" style:font-size-complex="10pt"/>
    </style:style>
    <style:style style:name="P8" style:family="paragraph" style:parent-style-name="Standard"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style:font-name="Consolas" fo:font-size="10pt" style:font-name-asian="Consolas" style:font-size-asian="10pt" style:font-name-complex="Consolas" style:font-size-complex="10pt"/>
    </style:style>
    <style:style style:name="P9" style:family="paragraph" style:parent-style-name="Standard">
      <style:paragraph-properties fo:margin-left="0in" fo:margin-right="0in" fo:margin-top="0.052in" fo:margin-bottom="0.052in" fo:widows="1" fo:text-indent="0in" style:auto-text-indent="false" fo:padding="0in" fo:border="none" style:writing-mode="lr-tb"/>
      <style:text-properties fo:color="#000000" style:font-name="Consolas" fo:font-size="10pt" style:font-name-asian="Consolas" style:font-size-asian="10pt" style:font-name-complex="Consolas" style:font-size-complex="10pt"/>
    </style:style>
    <style:style style:name="P10" style:family="paragraph" style:parent-style-name="Standard"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fo:color="#000000" style:font-name="Consolas" fo:font-size="10pt" style:font-name-asian="Consolas" style:font-size-asian="10pt" style:font-name-complex="Consolas" style:font-size-complex="10pt"/>
    </style:style>
    <style:style style:name="P11" style:family="paragraph" style:parent-style-name="Standard"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fo:color="#000000" style:font-name="Consolas" fo:font-size="10pt" style:font-size-asian="10pt" style:font-size-complex="10pt"/>
    </style:style>
    <style:style style:name="P12" style:family="paragraph" style:parent-style-name="Standard">
      <style:paragraph-properties fo:margin-left="0in" fo:margin-right="0in" fo:margin-top="0.052in" fo:margin-bottom="0.052in" fo:widows="1" fo:text-indent="0in" style:auto-text-indent="false" fo:padding="0in" fo:border="none" style:writing-mode="lr-tb"/>
      <style:text-properties fo:color="#000000" style:font-name="Arial" fo:font-size="12pt" style:font-name-asian="Consolas" style:font-size-asian="12pt" style:font-name-complex="Consolas" style:font-size-complex="12pt"/>
    </style:style>
    <style:style style:name="P13" style:family="paragraph" style:parent-style-name="Standard"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fo:color="#000000" style:font-name="Arial" fo:font-size="12pt" style:font-name-asian="Consolas" style:font-size-asian="12pt" style:font-name-complex="Consolas" style:font-size-complex="12pt"/>
    </style:style>
    <style:style style:name="P14" style:family="paragraph" style:parent-style-name="Standard"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fo:color="#000000"/>
    </style:style>
    <style:style style:name="P15" style:family="paragraph" style:parent-style-name="Standard">
      <style:paragraph-properties fo:margin-left="0in" fo:margin-right="0in" fo:margin-top="0.052in" fo:margin-bottom="0.052in" fo:widows="1" fo:text-indent="0in" style:auto-text-indent="false" fo:padding="0in" fo:border="none" style:writing-mode="lr-tb"/>
      <style:text-properties fo:font-variant="normal" fo:text-transform="none" fo:color="#222222" style:font-name="Consolas" fo:font-size="10pt" fo:letter-spacing="normal" fo:font-style="normal" fo:font-weight="normal" style:font-name-asian="Consolas" style:font-size-asian="10pt" style:font-name-complex="Consolas" style:font-size-complex="10pt"/>
    </style:style>
    <style:style style:name="P16" style:family="paragraph" style:parent-style-name="Standard">
      <style:paragraph-properties fo:margin-left="0in" fo:margin-right="0in" fo:margin-top="0.052in" fo:margin-bottom="0.052in" fo:widows="1" fo:text-indent="0in" style:auto-text-indent="false" fo:padding="0in" fo:border="none" style:writing-mode="lr-tb"/>
      <style:text-properties fo:color="#222222" style:font-name="Arial" fo:font-size="12pt" style:font-size-asian="12pt" style:font-size-complex="12pt"/>
    </style:style>
    <style:style style:name="P17" style:family="paragraph" style:parent-style-name="Standard">
      <style:paragraph-properties fo:margin-left="0in" fo:margin-right="0in" fo:margin-top="0.052in" fo:margin-bottom="0.052in" fo:widows="1" fo:text-indent="0in" style:auto-text-indent="false" fo:padding="0in" fo:border="none" style:writing-mode="lr-tb"/>
      <style:text-properties style:font-name="Arial"/>
    </style:style>
    <style:style style:name="P18" style:family="paragraph" style:parent-style-name="Standard"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style:font-name="Arial" fo:font-size="12pt" style:font-size-asian="12pt" style:font-size-complex="12pt"/>
    </style:style>
    <style:style style:name="P19" style:family="paragraph" style:parent-style-name="Standard"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style:font-name="Arial" fo:font-size="12pt" style:font-name-asian="Consolas" style:font-size-asian="12pt" style:font-name-complex="Consolas" style:font-size-complex="12pt"/>
    </style:style>
    <style:style style:name="P20" style:family="paragraph" style:parent-style-name="Standard">
      <style:paragraph-properties fo:margin-left="0in" fo:margin-right="0in" fo:margin-top="0.052in" fo:margin-bottom="0.052in" fo:widows="1" fo:text-indent="0in" style:auto-text-indent="false" fo:padding="0in" fo:border="none" style:writing-mode="lr-tb"/>
      <style:text-properties fo:font-size="12pt" style:font-size-asian="12pt" style:font-size-complex="12pt"/>
    </style:style>
    <style:style style:name="P21"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2"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style>
    <style:style style:name="P23"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size-asian="10pt" style:font-size-complex="10pt"/>
    </style:style>
    <style:style style:name="P24" style:family="paragraph" style:parent-style-name="Standard" style:list-style-name="">
      <style:paragraph-properties fo:margin-left="0in" fo:margin-right="0in" fo:text-align="start" style:justify-single-word="false" fo:text-indent="0in" style:auto-text-indent="false" style:text-autospace="none"/>
      <style:text-properties style:font-name="Consolas"/>
    </style:style>
    <style:style style:name="P25"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2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size-asian="10pt" style:font-size-complex="10pt"/>
    </style:style>
    <style:style style:name="P27" style:family="paragraph" style:parent-style-name="Standard" style:list-style-name="">
      <style:paragraph-properties fo:margin-left="0in" fo:margin-right="0in" fo:text-align="start" style:justify-single-word="false" fo:text-indent="0in" style:auto-text-indent="false" style:text-autospace="none"/>
    </style:style>
    <style:style style:name="P28" style:family="paragraph" style:parent-style-name="Standard" style:list-style-name="">
      <style:paragraph-properties fo:margin-left="0in" fo:margin-right="0in" fo:text-align="start" style:justify-single-word="false" fo:text-indent="0in" style:auto-text-indent="false" style:text-autospace="none"/>
      <style:text-properties style:font-name="Arial" fo:font-size="12pt" style:font-size-asian="12pt" style:font-size-complex="12pt"/>
    </style:style>
    <style:style style:name="P29" style:family="paragraph" style:parent-style-name="Standard">
      <style:paragraph-properties fo:margin-top="0.052in" fo:margin-bottom="0.052in" fo:widows="1" fo:padding="0in" fo:border="none" style:writing-mode="lr-tb"/>
    </style:style>
    <style:style style:name="P30" style:family="paragraph" style:parent-style-name="Standard">
      <style:paragraph-properties fo:margin-top="0.052in" fo:margin-bottom="0.052in" fo:widows="1" fo:padding="0in" fo:border="none" style:writing-mode="lr-tb"/>
      <style:text-properties style:font-name="Arial" fo:font-size="12pt" style:font-size-asian="12pt" style:font-size-complex="12pt"/>
    </style:style>
    <style:style style:name="P31" style:family="paragraph" style:parent-style-name="Standard">
      <style:paragraph-properties fo:margin-top="0.052in" fo:margin-bottom="0.052in" fo:widows="1" fo:padding="0in" fo:border="none" style:writing-mode="lr-tb"/>
      <style:text-properties fo:color="#000000" style:font-name="Consolas" fo:font-size="10pt" style:font-name-asian="Consolas" style:font-size-asian="10pt" style:font-name-complex="Consolas" style:font-size-complex="10pt"/>
    </style:style>
    <style:style style:name="P32" style:family="paragraph" style:parent-style-name="Standard">
      <style:paragraph-properties fo:margin-top="0.052in" fo:margin-bottom="0.052in" fo:widows="1" fo:padding="0in" fo:border="none" style:writing-mode="lr-tb"/>
      <style:text-properties fo:font-variant="normal" fo:text-transform="none" fo:color="#222222" style:font-name="Consolas" fo:font-size="10pt" fo:letter-spacing="normal" fo:font-style="normal" fo:font-weight="normal" style:font-name-asian="Consolas" style:font-size-asian="10pt" style:font-name-complex="Consolas" style:font-size-complex="10pt"/>
    </style:style>
    <style:style style:name="P33" style:family="paragraph" style:parent-style-name="Text_20_body">
      <style:paragraph-properties fo:margin-top="0.052in" fo:margin-bottom="0.052in" fo:widows="1" fo:padding="0in" fo:border="none" style:writing-mode="lr-tb"/>
    </style:style>
    <style:style style:name="P34" style:family="paragraph" style:parent-style-name="Text_20_body" style:list-style-name="L4">
      <style:paragraph-properties fo:margin-top="0.052in" fo:margin-bottom="0.052in" fo:widows="1" fo:padding="0in" fo:border="none" style:writing-mode="lr-tb"/>
    </style:style>
    <style:style style:name="P35" style:family="paragraph" style:parent-style-name="Text_20_body">
      <style:paragraph-properties fo:margin-top="0.052in" fo:margin-bottom="0.052in" fo:widows="1" fo:padding="0in" fo:border="none" style:writing-mode="lr-tb"/>
      <style:text-properties style:font-name="Arial"/>
    </style:style>
    <style:style style:name="P36" style:family="paragraph" style:parent-style-name="Text_20_body" style:list-style-name="L1">
      <style:paragraph-properties fo:margin-top="0.052in" fo:margin-bottom="0.052in" fo:widows="1" fo:padding="0in" fo:border="none" style:writing-mode="lr-tb"/>
      <style:text-properties style:font-name="Arial"/>
    </style:style>
    <style:style style:name="P37" style:family="paragraph" style:parent-style-name="Text_20_body" style:list-style-name="L2">
      <style:paragraph-properties fo:margin-top="0.052in" fo:margin-bottom="0.052in" fo:widows="1" fo:padding="0in" fo:border="none" style:writing-mode="lr-tb"/>
      <style:text-properties style:font-name="Arial"/>
    </style:style>
    <style:style style:name="P38" style:family="paragraph" style:parent-style-name="Text_20_body">
      <style:paragraph-properties fo:margin-top="0.052in" fo:margin-bottom="0.052in" fo:widows="1" fo:padding="0in" fo:border="none" style:writing-mode="lr-tb"/>
      <style:text-properties style:font-name="Arial" fo:font-weight="bold" style:font-weight-asian="bold" style:font-weight-complex="bold"/>
    </style:style>
    <style:style style:name="P39" style:family="paragraph" style:parent-style-name="Text_20_body">
      <style:paragraph-properties fo:margin-top="0.052in" fo:margin-bottom="0.052in" fo:widows="1" fo:padding="0in" fo:border="none" style:writing-mode="lr-tb"/>
      <style:text-properties fo:font-variant="normal" fo:text-transform="none" fo:color="#222222" style:font-name="Arial" fo:font-size="12pt" fo:letter-spacing="normal" fo:font-style="normal" fo:font-weight="normal" style:font-size-asian="12pt" style:font-size-complex="12pt"/>
    </style:style>
    <style:style style:name="P40" style:family="paragraph" style:parent-style-name="Text_20_body"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fo:font-variant="normal" fo:text-transform="none" fo:color="#222222" fo:letter-spacing="normal"/>
    </style:style>
    <style:style style:name="P41" style:family="paragraph" style:parent-style-name="Text_20_body">
      <style:paragraph-properties fo:margin-left="0in" fo:margin-right="0in" fo:margin-top="0.052in" fo:margin-bottom="0.052in" fo:widows="1" fo:text-indent="0in" style:auto-text-indent="false" fo:padding="0in" fo:border="none" style:writing-mode="lr-tb"/>
      <style:text-properties fo:font-variant="normal" fo:text-transform="none" fo:color="#222222" style:font-name="Arial" fo:font-size="12pt" fo:letter-spacing="normal" fo:font-style="normal" fo:font-weight="normal" style:font-size-asian="12pt" style:font-size-complex="12pt"/>
    </style:style>
    <style:style style:name="P42" style:family="paragraph" style:parent-style-name="Text_20_body"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fo:font-variant="normal" fo:text-transform="none" fo:color="#222222" style:font-name="Arial" fo:font-size="12pt" fo:letter-spacing="normal" fo:font-style="normal" fo:font-weight="normal" style:font-size-asian="12pt" style:font-size-complex="12pt"/>
    </style:style>
    <style:style style:name="P43" style:family="paragraph" style:parent-style-name="Text_20_body">
      <style:paragraph-properties fo:margin-left="0in" fo:margin-right="0in" fo:margin-top="0.052in" fo:margin-bottom="0.052in" fo:widows="1" fo:text-indent="0in" style:auto-text-indent="false" fo:padding="0in" fo:border="none" style:writing-mode="lr-tb"/>
      <style:text-properties fo:font-variant="normal" fo:text-transform="none" fo:color="#222222" style:font-name="Arial" fo:font-size="12pt" fo:letter-spacing="normal" style:font-size-asian="12pt" style:font-size-complex="12pt"/>
    </style:style>
    <style:style style:name="P44" style:family="paragraph" style:parent-style-name="Text_20_body">
      <style:paragraph-properties fo:margin-left="0in" fo:margin-right="0in" fo:margin-top="0.052in" fo:margin-bottom="0.052in" fo:widows="1" fo:text-indent="0in" style:auto-text-indent="false" fo:padding="0in" fo:border="none" style:writing-mode="lr-tb"/>
      <style:text-properties style:font-name="Arial"/>
    </style:style>
    <style:style style:name="P45" style:family="paragraph" style:parent-style-name="Text_20_body">
      <style:paragraph-properties fo:margin-left="0in" fo:margin-right="0in" fo:margin-top="0.052in" fo:margin-bottom="0.052in" fo:widows="1" fo:text-indent="0in" style:auto-text-indent="false" fo:padding="0in" fo:border="none" style:writing-mode="lr-tb"/>
      <style:text-properties style:font-name="Arial" fo:font-size="12pt" style:font-size-asian="12pt" style:font-size-complex="12pt"/>
    </style:style>
    <style:style style:name="P46" style:family="paragraph" style:parent-style-name="Text_20_body" style:list-style-name="">
      <style:paragraph-properties fo:margin-left="0in" fo:margin-right="0in" fo:margin-top="0.052in" fo:margin-bottom="0.052in" fo:text-align="start" style:justify-single-word="false" fo:widows="1" fo:text-indent="0in" style:auto-text-indent="false" fo:padding="0in" fo:border="none" style:text-autospace="none" style:writing-mode="lr-tb"/>
      <style:text-properties fo:color="#222222" style:font-name="Arial" fo:font-size="12pt" style:font-size-asian="12pt" style:font-size-complex="12pt"/>
    </style:style>
    <style:style style:name="P47" style:family="paragraph" style:parent-style-name="Text_20_body">
      <style:paragraph-properties fo:margin-left="0in" fo:margin-right="0in" fo:margin-top="0.052in" fo:margin-bottom="0.052in" fo:widows="1" fo:text-indent="0in" style:auto-text-indent="false" fo:padding="0in" fo:border="none" style:writing-mode="lr-tb"/>
      <style:text-properties fo:color="#222222" style:font-name="Arial" fo:font-size="12pt" style:font-size-asian="12pt" style:font-size-complex="12pt"/>
    </style:style>
    <style:style style:name="P48" style:family="paragraph" style:parent-style-name="Text_20_body">
      <style:paragraph-properties fo:margin-left="0in" fo:margin-right="0in" fo:margin-top="0.052in" fo:margin-bottom="0.052in" fo:widows="1" fo:text-indent="0in" style:auto-text-indent="false" fo:padding="0in" fo:border="none" style:writing-mode="lr-tb"/>
      <style:text-properties fo:color="#222222" fo:font-size="12pt" style:font-size-asian="12pt" style:font-size-complex="12pt"/>
    </style:style>
    <style:style style:name="T1" style:family="text">
      <style:text-properties fo:font-variant="normal" fo:text-transform="none" fo:color="#000000" style:font-name="Helvetica Neue" fo:font-size="9pt" fo:letter-spacing="normal" fo:font-style="normal" fo:font-weight="bold"/>
    </style:style>
    <style:style style:name="T2" style:family="text">
      <style:text-properties fo:font-variant="normal" fo:text-transform="none" fo:color="#000000" style:font-name="Helvetica Neue"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name-asian="Consolas" style:font-name-complex="Consolas"/>
    </style:style>
    <style:style style:name="T5" style:family="text">
      <style:text-properties fo:font-variant="normal" fo:text-transform="none" fo:color="#000000" style:font-name="Consolas" fo:font-size="10pt" fo:letter-spacing="normal" fo:font-style="normal" fo:font-weight="normal" style:font-name-asian="Consolas" style:font-size-asian="10pt" style:font-name-complex="Consolas" style:font-size-complex="10pt"/>
    </style:style>
    <style:style style:name="T6" style:family="text">
      <style:text-properties fo:font-variant="normal" fo:text-transform="none" fo:color="#000000" style:font-name="Consolas" fo:font-size="10pt" fo:letter-spacing="normal" style:font-name-asian="Consolas" style:font-size-asian="10pt" style:font-name-complex="Consolas" style:font-size-complex="10pt"/>
    </style:style>
    <style:style style:name="T7" style:family="text">
      <style:text-properties fo:font-variant="normal" fo:text-transform="none" fo:color="#000000" style:font-name="Consolas" fo:letter-spacing="normal" fo:font-style="normal" fo:font-weight="normal" style:font-name-asian="Consolas" style:font-name-complex="Consolas"/>
    </style:style>
    <style:style style:name="T8" style:family="text">
      <style:text-properties fo:font-variant="normal" fo:text-transform="none" fo:color="#000000" fo:font-size="10pt" fo:letter-spacing="normal" fo:font-style="normal" fo:font-weight="normal" style:font-name-asian="Consolas" style:font-size-asian="10pt" style:font-name-complex="Consolas" style:font-size-complex="10pt"/>
    </style:style>
    <style:style style:name="T9" style:family="text">
      <style:text-properties fo:font-variant="normal" fo:text-transform="none" fo:color="#000000" style:font-name="Arial" fo:font-size="12pt" fo:letter-spacing="normal" fo:font-style="normal" fo:font-weight="normal" style:font-name-asian="Consolas" style:font-size-asian="12pt" style:font-name-complex="Consolas" style:font-size-complex="12pt"/>
    </style:style>
    <style:style style:name="T10" style:family="text">
      <style:text-properties fo:font-variant="normal" fo:text-transform="none" fo:color="#000000" style:font-name="Arial" fo:font-size="10pt" fo:letter-spacing="normal" fo:font-style="normal" fo:font-weight="normal" style:font-name-asian="Consolas" style:font-size-asian="10pt" style:font-name-complex="Consolas" style:font-size-complex="10pt"/>
    </style:style>
    <style:style style:name="T11" style:family="text">
      <style:text-properties fo:font-variant="normal" fo:text-transform="none" fo:color="#222222" style:font-name="Helvetica Neue" fo:font-size="9pt" fo:letter-spacing="normal" fo:font-style="normal" fo:font-weight="normal"/>
    </style:style>
    <style:style style:name="T12" style:family="text">
      <style:text-properties fo:font-variant="normal" fo:text-transform="none" fo:color="#222222" style:font-name="Helvetica Neue" fo:font-size="9pt" fo:letter-spacing="normal" fo:font-style="normal" fo:font-weight="normal" style:font-name-asian="Consolas" style:font-size-asian="10pt" style:font-name-complex="Consolas" style:font-size-complex="10pt"/>
    </style:style>
    <style:style style:name="T13" style:family="text">
      <style:text-properties fo:font-variant="normal" fo:text-transform="none" fo:color="#222222" style:font-name="Helvetica Neue" fo:letter-spacing="normal" fo:font-style="normal" fo:font-weight="normal"/>
    </style:style>
    <style:style style:name="T14" style:family="text">
      <style:text-properties fo:font-variant="normal" fo:text-transform="none" fo:color="#222222" style:font-name="Helvetica Neue" fo:font-size="12pt" fo:letter-spacing="normal" fo:font-style="normal" fo:font-weight="normal" style:font-size-asian="12pt" style:font-size-complex="12pt"/>
    </style:style>
    <style:style style:name="T15" style:family="text">
      <style:text-properties fo:font-variant="normal" fo:text-transform="none" fo:color="#222222" style:font-name="Helvetica Neue" fo:font-size="12pt" fo:letter-spacing="normal" fo:font-style="normal" fo:font-weight="normal" style:font-name-asian="Consolas" style:font-size-asian="12pt" style:font-name-complex="Consolas" style:font-size-complex="12pt"/>
    </style:style>
    <style:style style:name="T16" style:family="text">
      <style:text-properties fo:font-variant="normal" fo:text-transform="none" fo:color="#222222" fo:letter-spacing="normal"/>
    </style:style>
    <style:style style:name="T17" style:family="text">
      <style:text-properties fo:font-variant="normal" fo:text-transform="none" fo:color="#222222" fo:letter-spacing="normal" fo:font-style="normal" fo:font-weight="normal"/>
    </style:style>
    <style:style style:name="T18" style:family="text">
      <style:text-properties fo:font-variant="normal" fo:text-transform="none" fo:color="#222222" fo:letter-spacing="normal" fo:font-style="normal" fo:font-weight="normal" style:font-name-asian="Consolas" style:font-name-complex="Consolas"/>
    </style:style>
    <style:style style:name="T19" style:family="text">
      <style:text-properties fo:font-variant="normal" fo:text-transform="none" fo:color="#222222" style:font-name="Arial" fo:font-size="14pt" fo:letter-spacing="normal" fo:font-style="italic" fo:font-weight="bold" style:font-size-asian="14pt" style:font-style-asian="italic" style:font-size-complex="14pt" style:font-style-complex="italic"/>
    </style:style>
    <style:style style:name="T20" style:family="text">
      <style:text-properties fo:font-variant="normal" fo:text-transform="none" fo:color="#222222" style:font-name="Arial" fo:font-size="12pt" fo:letter-spacing="normal" fo:font-style="normal" fo:font-weight="normal" style:font-size-asian="12pt" style:font-size-complex="12pt"/>
    </style:style>
    <style:style style:name="T21" style:family="text">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222222" style:font-name="Arial" fo:font-size="12pt" fo:letter-spacing="normal" fo:font-style="normal" fo:font-weight="normal" style:font-name-asian="Consolas" style:font-size-asian="12pt" style:font-name-complex="Consolas" style:font-size-complex="12pt"/>
    </style:style>
    <style:style style:name="T23" style:family="text">
      <style:text-properties fo:font-variant="normal" fo:text-transform="none" fo:color="#222222" style:font-name="Arial" fo:font-size="12pt" fo:letter-spacing="normal" fo:font-style="normal" fo:font-weight="bold" style:font-size-asian="12pt" style:font-size-complex="12pt"/>
    </style:style>
    <style:style style:name="T24" style:family="text">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222222" style:font-name="Arial" fo:font-size="12pt" fo:letter-spacing="normal" fo:font-style="normal" fo:font-weight="bold" style:font-size-asian="12pt" style:font-style-asian="normal" style:font-size-complex="12pt" style:font-style-complex="normal"/>
    </style:style>
    <style:style style:name="T26" style:family="text">
      <style:text-properties fo:font-variant="normal" fo:text-transform="none" fo:color="#222222" style:font-name="Arial" fo:font-size="12pt" fo:letter-spacing="normal" fo:font-weight="bold" style:font-size-asian="12pt" style:font-size-complex="12pt"/>
    </style:style>
    <style:style style:name="T27" style:family="text">
      <style:text-properties fo:font-variant="normal" fo:text-transform="none" fo:color="#222222" style:font-name="Arial" fo:font-size="12pt" fo:letter-spacing="normal" fo:font-style="italic" fo:font-weight="bold" style:font-size-asian="12pt" style:font-style-asian="italic" style:font-size-complex="12pt" style:font-style-complex="italic"/>
    </style:style>
    <style:style style:name="T28" style:family="text">
      <style:text-properties fo:font-variant="normal" fo:text-transform="none" fo:color="#222222" fo:font-size="12pt" fo:letter-spacing="normal" fo:font-style="normal" fo:font-weight="normal" style:font-size-asian="12pt" style:font-size-complex="12pt"/>
    </style:style>
    <style:style style:name="T29" style:family="text">
      <style:text-properties fo:font-variant="normal" fo:text-transform="none" fo:color="#222222" style:font-name="Consolas1" fo:font-size="10pt" fo:letter-spacing="normal" fo:font-style="normal" fo:font-weight="normal" style:font-name-asian="Consolas" style:font-size-asian="10pt" style:font-weight-asian="normal" style:font-name-complex="Consolas" style:font-size-complex="10pt" style:font-weight-complex="normal"/>
    </style:style>
    <style:style style:name="T30" style:family="text">
      <style:text-properties fo:font-variant="normal" fo:text-transform="none" fo:color="#222222" style:font-name="Consolas1" fo:font-size="12pt" fo:letter-spacing="normal" fo:font-style="normal" fo:font-weight="bold" style:font-size-asian="12pt" style:font-weight-asian="bold" style:font-size-complex="12pt" style:font-weight-complex="bold"/>
    </style:style>
    <style:style style:name="T31" style:family="text">
      <style:text-properties fo:font-variant="normal" fo:text-transform="none" fo:color="#222222" style:font-name="Consolas1" fo:font-size="12pt" fo:letter-spacing="normal" fo:font-style="normal" fo:font-weight="normal" style:font-size-asian="12pt" style:font-size-complex="12pt"/>
    </style:style>
    <style:style style:name="T32" style:family="text">
      <style:text-properties fo:font-variant="normal" fo:text-transform="none" fo:color="#222222" style:font-name="Consolas1" fo:letter-spacing="normal" fo:font-style="normal" fo:font-weight="normal"/>
    </style:style>
    <style:style style:name="T33" style:family="text">
      <style:text-properties fo:font-variant="normal" fo:text-transform="none" fo:color="#222222" style:font-name="Consolas" fo:font-size="10pt" fo:letter-spacing="normal" fo:font-style="normal" fo:font-weight="normal" style:font-size-asian="10pt" style:font-size-complex="10pt"/>
    </style:style>
    <style:style style:name="T34" style:family="text">
      <style:text-properties fo:font-variant="normal" fo:text-transform="none" fo:color="#7f0055" fo:letter-spacing="normal" fo:font-style="normal" fo:font-weight="bold" style:font-weight-asian="bold" style:font-weight-complex="bold"/>
    </style:style>
    <style:style style:name="T35" style:family="text">
      <style:text-properties fo:font-variant="normal" fo:text-transform="none" fo:color="#7f0055" style:font-name="Consolas" fo:font-size="10pt" fo:letter-spacing="normal" fo:font-weight="bold" style:font-name-asian="Consolas" style:font-size-asian="10pt" style:font-weight-asian="bold" style:font-name-complex="Consolas" style:font-size-complex="10pt" style:font-weight-complex="bold"/>
    </style:style>
    <style:style style:name="T36" style:family="text">
      <style:text-properties fo:font-variant="normal" fo:text-transform="none" fo:color="#7f0055" style:font-name="Consolas" fo:font-size="10pt" fo:letter-spacing="normal" fo:font-style="normal" fo:font-weight="bold" style:font-name-asian="Consolas" style:font-size-asian="10pt" style:font-weight-asian="bold" style:font-name-complex="Consolas" style:font-size-complex="10pt" style:font-weight-complex="bold"/>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style:font-name-asian="Consolas" style:font-name-complex="Consolas"/>
    </style:style>
    <style:style style:name="T39" style:family="text">
      <style:text-properties fo:font-variant="normal" fo:text-transform="none" fo:color="#6a3e3e" fo:letter-spacing="normal" fo:font-style="normal" fo:font-weight="normal"/>
    </style:style>
    <style:style style:name="T40" style:family="text">
      <style:text-properties fo:font-variant="normal" fo:text-transform="none" fo:color="#6a3e3e" fo:letter-spacing="normal" fo:font-style="normal" fo:font-weight="normal" style:font-name-asian="Consolas" style:font-name-complex="Consolas"/>
    </style:style>
    <style:style style:name="T41" style:family="text">
      <style:text-properties fo:font-variant="normal" fo:text-transform="none" fo:color="#6a3e3e" style:font-name="Consolas" fo:font-size="10pt" fo:letter-spacing="normal" fo:font-style="normal" fo:font-weight="normal" style:font-name-asian="Consolas" style:font-size-asian="10pt" style:font-name-complex="Consolas" style:font-size-complex="10pt"/>
    </style:style>
    <style:style style:name="T42" style:family="text">
      <style:text-properties fo:font-variant="normal" fo:text-transform="none" fo:color="#6a3e3e" style:font-name="Consolas" fo:font-size="10pt" fo:letter-spacing="normal" style:font-name-asian="Consolas" style:font-size-asian="10pt" style:font-name-complex="Consolas" style:font-size-complex="10pt"/>
    </style:style>
    <style:style style:name="T43" style:family="text">
      <style:text-properties fo:font-variant="normal" fo:text-transform="none" fo:color="#2a00ff" style:font-name="Consolas" fo:font-size="10pt" fo:letter-spacing="normal" style:font-name-asian="Consolas" style:font-size-asian="10pt" style:font-name-complex="Consolas" style:font-size-complex="10pt"/>
    </style:style>
    <style:style style:name="T44" style:family="text">
      <style:text-properties fo:font-variant="normal" fo:text-transform="none" fo:color="#2a00ff" style:font-name="Consolas" fo:font-size="10pt" fo:letter-spacing="normal" fo:font-style="normal" fo:font-weight="normal" style:font-name-asian="Consolas" style:font-size-asian="10pt" style:font-name-complex="Consolas" style:font-size-complex="10pt"/>
    </style:style>
    <style:style style:name="T45" style:family="text">
      <style:text-properties fo:font-variant="normal" fo:text-transform="none" style:font-name="Consolas" fo:font-size="10pt" fo:letter-spacing="normal" fo:font-style="normal" fo:font-weight="normal" style:font-name-asian="Consolas" style:font-size-asian="10pt" style:font-weight-asian="normal" style:font-name-complex="Consolas" style:font-size-complex="10pt" style:font-weight-complex="normal"/>
    </style:style>
    <style:style style:name="T46" style:family="text">
      <style:text-properties fo:font-variant="normal" fo:text-transform="none" style:font-name="Helvetica Neue" fo:letter-spacing="normal" fo:font-style="normal" fo:font-weight="normal"/>
    </style:style>
    <style:style style:name="T47" style:family="text">
      <style:text-properties fo:font-weight="bold" style:font-weight-asian="bold" style:font-weight-complex="bold"/>
    </style:style>
    <style:style style:name="T48" style:family="text">
      <style:text-properties fo:font-weight="bold" style:font-style-asian="normal" style:font-style-complex="normal"/>
    </style:style>
    <style:style style:name="T49" style:family="text">
      <style:text-properties fo:color="#7f0055" fo:font-weight="bold" style:font-weight-asian="bold" style:font-weight-complex="bold"/>
    </style:style>
    <style:style style:name="T50"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51" style:family="text">
      <style:text-properties fo:color="#000000"/>
    </style:style>
    <style:style style:name="T52" style:family="text">
      <style:text-properties fo:color="#000000" style:font-name="Consolas" fo:font-size="10pt" style:font-name-asian="Consolas" style:font-size-asian="10pt" style:font-name-complex="Consolas" style:font-size-complex="10pt"/>
    </style:style>
    <style:style style:name="T53" style:family="text">
      <style:text-properties fo:color="#000000" style:font-name="Consolas" fo:font-size="10pt" fo:font-style="normal" fo:font-weight="normal" style:font-name-asian="Consolas" style:font-size-asian="10pt" style:font-name-complex="Consolas" style:font-size-complex="10pt"/>
    </style:style>
    <style:style style:name="T54" style:family="text">
      <style:text-properties fo:color="#000000" style:font-name="Consolas" style:font-name-asian="Consolas" style:font-name-complex="Consolas"/>
    </style:style>
    <style:style style:name="T55" style:family="text">
      <style:text-properties fo:color="#000000" style:font-name="Consolas" fo:font-style="normal" fo:font-weight="normal" style:font-name-asian="Consolas" style:font-name-complex="Consolas"/>
    </style:style>
    <style:style style:name="T56" style:family="text">
      <style:text-properties fo:color="#000000" style:font-name-asian="Consolas" style:font-size-asian="10pt" style:font-name-complex="Consolas" style:font-size-complex="10pt"/>
    </style:style>
    <style:style style:name="T57" style:family="text">
      <style:text-properties fo:color="#000000" style:font-name-asian="Consolas" style:font-name-complex="Consolas"/>
    </style:style>
    <style:style style:name="T58" style:family="text">
      <style:text-properties fo:color="#000000" fo:font-style="italic" style:font-style-asian="italic" style:font-style-complex="italic"/>
    </style:style>
    <style:style style:name="T59" style:family="text">
      <style:text-properties fo:color="#000000" fo:font-size="10pt" style:font-name-asian="Consolas" style:font-size-asian="10pt" style:font-name-complex="Consolas" style:font-size-complex="10pt"/>
    </style:style>
    <style:style style:name="T60" style:family="text">
      <style:text-properties fo:color="#000000" style:text-underline-style="none"/>
    </style:style>
    <style:style style:name="T61" style:family="text">
      <style:text-properties fo:color="#000000" fo:font-weight="bold" style:font-weight-asian="bold" style:font-weight-complex="bold"/>
    </style:style>
    <style:style style:name="T62" style:family="text">
      <style:text-properties fo:color="#000000" style:font-name="Arial" fo:font-size="12pt" fo:font-style="normal" fo:font-weight="normal" style:font-name-asian="Consolas" style:font-size-asian="10pt" style:font-name-complex="Consolas" style:font-size-complex="10pt"/>
    </style:style>
    <style:style style:name="T63" style:family="text">
      <style:text-properties fo:color="#000000" style:font-name="Arial" fo:font-size="14pt" fo:font-style="normal" fo:font-weight="bold" style:font-name-asian="Consolas" style:font-size-asian="14pt" style:font-name-complex="Consolas" style:font-size-complex="14pt"/>
    </style:style>
    <style:style style:name="T64" style:family="text">
      <style:text-properties fo:color="#000000" style:font-name="Consolas1" style:font-name-asian="Consolas" style:font-name-complex="Consolas"/>
    </style:style>
    <style:style style:name="T65" style:family="text">
      <style:text-properties fo:color="#6a3e3e"/>
    </style:style>
    <style:style style:name="T66" style:family="text">
      <style:text-properties fo:color="#6a3e3e" style:font-name-asian="Consolas" style:font-name-complex="Consolas"/>
    </style:style>
    <style:style style:name="T67" style:family="text">
      <style:text-properties fo:color="#6a3e3e" style:text-underline-style="solid" style:text-underline-width="auto" style:text-underline-color="font-color"/>
    </style:style>
    <style:style style:name="T68" style:family="text">
      <style:text-properties fo:color="#6a3e3e" style:font-name="Consolas" fo:font-size="10pt" style:font-name-asian="Consolas" style:font-size-asian="10pt" style:font-name-complex="Consolas" style:font-size-complex="10pt"/>
    </style:style>
    <style:style style:name="T69" style:family="text">
      <style:text-properties fo:color="#6a3e3e" style:text-underline-style="none"/>
    </style:style>
    <style:style style:name="T70" style:family="text">
      <style:text-properties fo:color="#2a00ff"/>
    </style:style>
    <style:style style:name="T71" style:family="text">
      <style:text-properties fo:color="#2a00ff" style:font-name="Consolas" fo:font-size="10pt" style:font-name-asian="Consolas" style:font-size-asian="10pt" style:font-name-complex="Consolas" style:font-size-complex="10pt"/>
    </style:style>
    <style:style style:name="T72" style:family="text">
      <style:text-properties fo:color="#0000c0" fo:font-style="italic" fo:font-weight="bold" style:font-style-asian="italic" style:font-weight-asian="bold" style:font-style-complex="italic" style:font-weight-complex="bold"/>
    </style:style>
    <style:style style:name="T73" style:family="text">
      <style:text-properties fo:color="#0000c0" fo:font-style="italic" fo:font-weight="bold" style:font-name-asian="Consolas" style:font-style-asian="italic" style:font-weight-asian="bold" style:font-name-complex="Consolas" style:font-style-complex="italic" style:font-weight-complex="bold"/>
    </style:style>
    <style:style style:name="T74"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75" style:family="text">
      <style:text-properties style:font-name="Arial" fo:font-size="14pt" fo:font-style="italic" fo:font-weight="bold" style:font-size-asian="14pt" style:font-style-asian="italic" style:font-size-complex="14pt" style:font-style-complex="italic"/>
    </style:style>
    <style:style style:name="T76" style:family="text">
      <style:text-properties fo:color="#3f7f5f"/>
    </style:style>
    <style:style style:name="T77" style:family="text">
      <style:text-properties style:font-name-asian="Consolas" style:font-name-complex="Consolas"/>
    </style:style>
    <style:style style:name="T78" style:family="text">
      <style:text-properties style:text-underline-style="none"/>
    </style:style>
    <style:style style:name="T79" style:family="text">
      <style:text-properties fo:font-style="normal" fo:font-weight="normal"/>
    </style:style>
    <style:style style:name="T80" style:family="text">
      <style:text-properties style:font-name="Consolas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text:span></text:p>
      <text:h text:style-name="Heading_20_2" text:outline-level="2">Benefits of this Library</text:h>
      <text:p text:style-name="P44">The library was intended to satisfy the following primary goals:</text:p>
      <text:list xml:id="list1280930340156695658" text:style-name="L1">
        <text:list-item>
          <text:p text:style-name="P36"><text:span text:style-name="T47">Support parsing of all host and ipv4/ipv6 address formats in usage</text:span> plus some additional formats (see below or see javadoc for IPAddressString class for the extensive list)</text:p>
        </text:list-item>
        <text:list-item>
          <text:p text:style-name="P36"><text:span text:style-name="T47">Support both the parsing and representation of subnets</text:span>, either those specified by network prefix length or those specified with ranges of segment values. <text:s/>All strings in the list below represent the same IPv4 subnet:</text:p>
          <text:list>
            <text:list-item>
              <text:p text:style-name="P36">CIDR network prefix length:1.2.0.0/16</text:p>
            </text:list-item>
            <text:list-item>
              <text:p text:style-name="P36">with mask: 1.2.0.0/255.255.0.0</text:p>
            </text:list-item>
            <text:list-item>
              <text:p text:style-name="P36">wildcard segments: 1.2.*.*</text:p>
            </text:list-item>
            <text:list-item>
              <text:p text:style-name="P36">range segments: 1.2.0-255.0-255</text:p>
            </text:list-item>
            <text:list-item>
              <text:p text:style-name="P36">range using inet_aton format: 0x1.0x2.0x0-0xffff</text:p>
            </text:list-item>
            <text:list-item>
              <text:p text:style-name="P36">SQL-style single wildcards to end segments: 1.2.___.___</text:p>
            </text:list-item>
            <text:list-item>
              <text:p text:style-name="P36">IPv4 mapped IPv6: ::ffff:1.2.0.0/112</text:p>
            </text:list-item>
          </text:list>
        </text:list-item>
        <text:list-item>
          <text:p text:style-name="P36"><text:span text:style-name="T47">Allow the separation of address parsing from host parsing</text:span>. <text:s/>In some cases you may have an address, <text:s/>in others you may have a host name, in some cases either one, so this supports all three options (for instance, when validating invalid input “1.2.3.a” as an address only, it will not be treated as a host with DNS lookup attempted in the way that InetAddress.getByName does)</text:p>
        </text:list-item>
        <text:list-item>
          <text:p text:style-name="P36"><text:span text:style-name="T47">All control over which formats are allowed</text:span>, whether IPv4/6, or subnets, or inet_aton formats, and so on.</text:p>
        </text:list-item>
        <text:list-item>
          <text:p text:style-name="P36"><text:span text:style-name="T47">Support the production of collections of valid IPv4 and IPv6 address strings of different formats for a given address</text:span>.<text:line-break/>Some addresses can have hundreds of thousands of potential string representations (when you consider hex capitalization, ipv6 compression, and leading zeros, the various IPv4 and IPv6 formats, and combinations of all the above), although there are generally a handful of commonly used formats. <text:s/>Generating these strings, whether the handful of commonly used strings or whether the exhaustive lists of all possible strings, can help when searching or matching addresses in databases or text.</text:p>
        </text:list-item>
        <text:list-item>
          <text:p text:style-name="P36"><text:span text:style-name="T47">Polymorphism</text:span> in the code for IPv4/IPv6 for applications which must support both transparently.</text:p>
        </text:list-item>
        <text:list-item>
          <text:p text:style-name="P36"><text:span text:style-name="T47">Thread-safety and immutability</text:span>. <text:s/>The core objects (host names, address strings, addresses, address sections, address segments) are all immutable (like java.lang.String or java.lang.Integer instances). <text:s/>They do not change values. <text:s/>Additionally, some state (such as string representations) is generated upon demand and/or cached in a thread-safe manner.</text:p>
        </text:list-item>
        <text:list-item>
          <text:p text:style-name="P36"><text:soft-page-break/><text:span text:style-name="T47">Manipulation of addresses with prefixes, masks, sections, segments and subnetting</text:span>: applying network prefixes, masking, splitting addresses into sections, joining address segments into larger segments, generating new subnets and supernets from existing addresses and subnets, iterating through subnets, checking containment within subnets, ipv4-ipv6 conversion</text:p>
        </text:list-item>
        <text:list-item>
          <text:p text:style-name="P36"><text:span text:style-name="T47">Sorting and comparison</text:span> of host names, addresses, address strings and subnets</text:p>
        </text:list-item>
        <text:list-item>
          <text:p text:style-name="P36"><text:span text:style-name="T47">Integrates with the java classes InetAddress, Inet6Address, Inet4Address.</text:span></text:p>
          <text:p text:style-name="P36"/>
        </text:list-item>
      </text:list>
      <text:h text:style-name="P2" text:outline-level="2">Supported formats</text:h>
      <text:p text:style-name="P44">This includes, those supported by inet_aton or inet_pton, the subnet formats listed above, all combinations of the above, and others: <text:s text:c="2"/></text:p>
      <text:list xml:id="list934142746153028320" text:style-name="L2">
        <text:list-item>
          <text:p text:style-name="P37">all the formats supported by inet_pton and inet_aton</text:p>
        </text:list-item>
        <text:list-item>
          <text:p text:style-name="P37">all the formats supported by nmap</text:p>
        </text:list-item>
        <text:list-item>
          <text:p text:style-name="P37">all the subnet formats listed above, whether prefixed, masked, wildcards, ranges</text:p>
        </text:list-item>
        <text:list-item>
          <text:p text:style-name="P37">IPV6 canonical, compressed (1::1), mixed (1:2:3:4:5:6:1.2.3.4), [bracketed], and so on</text:p>
        </text:list-item>
        <text:list-item>
          <text:p text:style-name="P37">* represents all addresses both ipv4 and ipv6</text:p>
        </text:list-item>
        <text:list-item>
          <text:p text:style-name="P37">/x which is just a network prefix length x with no associated address, is considered to be the mask for that network prefix length</text:p>
        </text:list-item>
        <text:list-item>
          <text:p text:style-name="P37">“” the empty string is considered the default loopback</text:p>
        </text:list-item>
      </text:list>
      <text:p text:style-name="P35">For a more detailed list or formats parsed, see the javadoc for IPAddressString.</text:p>
      <text:p text:style-name="P38"/>
      <text:p text:style-name="P38">Subnet formats</text:p>
      <text:list xml:id="list859037238369467000" text:style-name="L4">
        <text:list-item>
          <text:p text:style-name="P34"><text:span text:style-name="Strong_20_Emphasis"><text:span text:style-name="T23">CIDR (Classless Inter-Domain Routing) prefix length subnets<text:line-break/></text:span></text:span><text:span text:style-name="Strong_20_Emphasis"><text:span text:style-name="T20">Adding the prefix length /x creates the subnet for that network prefix length. <text:s/>So the subnet 1.2.0.0/16 is the set of all addresses starting with 1.2 </text:span></text:span></text:p>
        </text:list-item>
        <text:list-item>
          <text:p text:style-name="P34"><text:span text:style-name="Strong_20_Emphasis"><text:span text:style-name="T23">Wildcard (* _) and range (-) subnets:</text:span></text:span><text:span text:style-name="T20"><text:line-break/>* denotes all possible values in one or more segments, so 1.*.*.* or just 1.* is equivalent to 1.0.0.0/8<text:line-break/>0-1 denotes the range from 0 to 1 <text:line-break/>_ replaces any digit at the end of a segment, for example 1_ represents 10 to 19 in decimal or 10 to 1f in hex</text:span></text:p>
        </text:list-item>
        <text:list-item>
          <text:p text:style-name="P34"><text:span text:style-name="T24">Combinations:<text:line-break/></text:span><text:span text:style-name="T21">Applying a prefix length to a subnet simply applies the prefix to every element of the subnet. <text:s/>1.*.0.0/16 is the same subnet of addresses as 1.0.0.0/8</text:span><text:span text:style-name="T20"><text:line-break/></text:span></text:p>
        </text:list-item>
      </text:list>
      <text:h text:style-name="P2" text:outline-level="2"><text:soft-page-break/>Core classes</text:h>
      <text:p text:style-name="P44"><text:span text:style-name="T28">The core classes are </text:span><text:span text:style-name="T30">HostName</text:span><text:span text:style-name="T28">, </text:span><text:span text:style-name="T30">IPAddressString</text:span><text:span text:style-name="T28">, and </text:span><text:span text:style-name="T30">IPAddress</text:span><text:span text:style-name="T28"> along with the </text:span><text:span text:style-name="T31">IPAddress</text:span><text:span text:style-name="T28"> subclasses </text:span><text:span text:style-name="T30">IPv4Address</text:span><text:span text:style-name="T28"> and </text:span><text:span text:style-name="T30">IPv6Address</text:span><text:span text:style-name="T28">. <text:s/>If you have a textual representation of an address, then start with </text:span><text:span text:style-name="T31">HostName</text:span><text:span text:style-name="T28"> or </text:span><text:span text:style-name="T31">IPAddressString</text:span><text:span text:style-name="T28">. <text:s/>If you have numeric bytes or integers, then start with </text:span><text:span text:style-name="T31">IPV4Address</text:span><text:span text:style-name="T28"> or </text:span><text:span text:style-name="T31">IPV6Address</text:span><text:span text:style-name="T28"> or </text:span><text:span text:style-name="T31">IPAddress.from</text:span><text:span text:style-name="T28">. Note that address instances can represent either a single address or a subnet.</text:span></text:p>
      <text:h text:style-name="Heading_20_2" text:outline-level="2"><text:span text:style-name="Strong_20_Emphasis"><text:span text:style-name="T19">Conversion from textual representation to address</text:span></text:span></text:h>
      <text:p text:style-name="P41">You can use one of:</text:p>
      <text:p text:style-name="P15"><text:span text:style-name="T51">IPAddress </text:span><text:span text:style-name="T65">address</text:span><text:span text:style-name="T51"> = </text:span><text:span text:style-name="T49">new</text:span><text:span text:style-name="T51"> IPAddressString(</text:span><text:span text:style-name="T70">"1.2.3.4"</text:span><text:span text:style-name="T51">).getAddress();</text:span></text:p>
      <text:p text:style-name="P21"><text:span text:style-name="T49">if</text:span><text:span text:style-name="T51">(</text:span><text:span text:style-name="T65">address</text:span><text:span text:style-name="T51"> != </text:span><text:span text:style-name="T49">null</text:span><text:span text:style-name="T51">) {</text:span></text:p>
      <text:p text:style-name="P25"><text:tab/><text:span text:style-name="T78">...</text:span></text:p>
      <text:p text:style-name="P26"><text:span text:style-name="T77">}</text:span></text:p>
      <text:p text:style-name="P26"><text:span text:style-name="T22"/></text:p>
      <text:p text:style-name="P26"><text:span text:style-name="T22">or</text:span></text:p>
      <text:p text:style-name="P26"><text:span text:style-name="T22"/></text:p>
      <text:p text:style-name="P25"><text:span text:style-name="T34">try</text:span><text:span text:style-name="T37"> {</text:span></text:p>
      <text:p text:style-name="P21"><text:span text:style-name="T51"><text:tab/>IPAddress </text:span><text:span text:style-name="T69">address</text:span><text:span text:style-name="T51"> = </text:span><text:span text:style-name="T49">new</text:span><text:span text:style-name="T51"> IPAddressString(</text:span><text:span text:style-name="T70">"1.2.3.4"</text:span><text:span text:style-name="T51">).toAddress();</text:span></text:p>
      <text:p text:style-name="P25"><text:tab/><text:span text:style-name="T78">...</text:span><text:tab/><text:tab/></text:p>
      <text:p text:style-name="P21"><text:span text:style-name="T51">} </text:span><text:span text:style-name="T49">catch</text:span><text:span text:style-name="T51"> (IPAddressStringException </text:span><text:span text:style-name="T65">e</text:span><text:span text:style-name="T51">) {</text:span></text:p>
      <text:p text:style-name="P21"><text:span text:style-name="T51"><text:tab/>String </text:span><text:span text:style-name="T67">msg</text:span><text:span text:style-name="T51"> = </text:span><text:span text:style-name="T65">e</text:span><text:span text:style-name="T51">.getMessage();</text:span><text:span text:style-name="T76">//detailed message indicating issue</text:span></text:p>
      <text:p text:style-name="P21"><text:span text:style-name="T51"><text:tab/></text:span><text:span text:style-name="T60">...</text:span></text:p>
      <text:p text:style-name="P26"><text:span text:style-name="T77">}</text:span></text:p>
      <text:p text:style-name="P26"><text:span text:style-name="T20"/></text:p>
      <text:p text:style-name="P26"><text:span text:style-name="T20">If you have either a host name or an address, you can use HostName:</text:span></text:p>
      <text:p text:style-name="P26"><text:span text:style-name="T20"/></text:p>
      <text:p text:style-name="P25"><text:span text:style-name="T34">public</text:span><text:span text:style-name="T37"> </text:span><text:span text:style-name="T34">static</text:span><text:span text:style-name="T37"> </text:span><text:span text:style-name="T34">void</text:span><text:span text:style-name="T37"> main(String[] </text:span><text:span text:style-name="T39">args</text:span><text:span text:style-name="T37">) {</text:span></text:p>
      <text:p text:style-name="P21"><text:span text:style-name="T51"><text:tab/></text:span><text:span text:style-name="T58">check</text:span><text:span text:style-name="T51">(</text:span><text:span text:style-name="T49">new</text:span><text:span text:style-name="T51"> HostName(</text:span><text:span text:style-name="T70">"[::1]"</text:span><text:span text:style-name="T51">));</text:span></text:p>
      <text:p text:style-name="P21"><text:span text:style-name="T51"><text:tab/></text:span><text:span text:style-name="T58">check</text:span><text:span text:style-name="T51">(</text:span><text:span text:style-name="T49">new</text:span><text:span text:style-name="T51"> HostName(</text:span><text:span text:style-name="T70">"*"</text:span><text:span text:style-name="T51">));</text:span></text:p>
      <text:p text:style-name="P21"><text:span text:style-name="T51"><text:tab/></text:span><text:span text:style-name="T58">check</text:span><text:span text:style-name="T51">(</text:span><text:span text:style-name="T49">new</text:span><text:span text:style-name="T51"> HostName(</text:span><text:span text:style-name="T70">"a.b.com"</text:span><text:span text:style-name="T51">));</text:span></text:p>
      <text:p text:style-name="P25">}</text:p>
      <text:p text:style-name="P25"><text:tab/></text:p>
      <text:p text:style-name="P21"><text:span text:style-name="T49">static</text:span><text:span text:style-name="T51"> </text:span><text:span text:style-name="T49">void</text:span><text:span text:style-name="T51"> check(HostName </text:span><text:span text:style-name="T65">host</text:span><text:span text:style-name="T51">) {</text:span></text:p>
      <text:p text:style-name="P21"><text:span text:style-name="T51"><text:tab/></text:span><text:span text:style-name="T49">if</text:span><text:span text:style-name="T51">(</text:span><text:span text:style-name="T65">host</text:span><text:span text:style-name="T51">.isAddress()) {</text:span></text:p>
      <text:p text:style-name="P21"><text:span text:style-name="T51"><text:tab/><text:tab/>System.</text:span><text:span text:style-name="T72">out</text:span><text:span text:style-name="T51">.println(</text:span><text:span text:style-name="T70">"address: "</text:span><text:span text:style-name="T51"> + </text:span><text:span text:style-name="T65">host</text:span><text:span text:style-name="T51">.asAddress().toCanonicalString());</text:span></text:p>
      <text:p text:style-name="P21"><text:span text:style-name="T51"><text:tab/>} </text:span><text:span text:style-name="T49">else</text:span><text:span text:style-name="T51"> </text:span><text:span text:style-name="T49">if</text:span><text:span text:style-name="T51">(</text:span><text:span text:style-name="T65">host</text:span><text:span text:style-name="T51">.isAddressString()) {</text:span></text:p>
      <text:p text:style-name="P21"><text:span text:style-name="T51"><text:tab/><text:tab/>System.</text:span><text:span text:style-name="T72">out</text:span><text:span text:style-name="T51">.println(</text:span><text:span text:style-name="T70">"address string with ambiguous address: "</text:span><text:span text:style-name="T51"> + </text:span></text:p>
      <text:p text:style-name="P21"><text:span text:style-name="T51"><text:tab/><text:tab/><text:tab/></text:span><text:span text:style-name="T65">host</text:span><text:span text:style-name="T51">.asAddressString());</text:span></text:p>
      <text:p text:style-name="P21"><text:span text:style-name="T51"><text:tab/>} </text:span><text:span text:style-name="T49">else</text:span><text:span text:style-name="T51"> {</text:span></text:p>
      <text:p text:style-name="P21"><text:span text:style-name="T51"><text:tab/><text:tab/>System.</text:span><text:span text:style-name="T72">out</text:span><text:span text:style-name="T51">.println(</text:span><text:span text:style-name="T70">"host name with labels: "</text:span><text:span text:style-name="T51"> +</text:span></text:p>
      <text:p text:style-name="P21"><text:span text:style-name="T51"><text:s/><text:tab/><text:tab/><text:tab/>Arrays.</text:span><text:span text:style-name="T58">asList</text:span><text:span text:style-name="T51">(</text:span><text:span text:style-name="T65">host</text:span><text:span text:style-name="T51">.getNormalizedLabels()));</text:span></text:p>
      <text:p text:style-name="P25"><text:tab/>}</text:p>
      <text:p text:style-name="P26"><text:span text:style-name="T77">}</text:span></text:p>
      <text:p text:style-name="P26"><text:span text:style-name="T77"/></text:p>
      <text:p text:style-name="P26"><text:span text:style-name="T22">Output:</text:span></text:p>
      <text:p text:style-name="P26"><text:span text:style-name="T22"/></text:p>
      <text:p text:style-name="P25"><text:span text:style-name="T37">address: ::1</text:span></text:p>
      <text:p text:style-name="P25">address string with ambiguous address: *</text:p>
      <text:p text:style-name="P26"><text:span text:style-name="T77">host name with labels: [a, b, com]</text:span></text:p>
      <text:p text:style-name="P26"><text:span text:style-name="T22"/></text:p>
      <text:p text:style-name="P41"><text:soft-page-break/>With an <text:span text:style-name="T80">IPAddress</text:span> or <text:span text:style-name="T80">IPAddressString</text:span> object, you can check the version with <text:span text:style-name="T80">isIPv4()</text:span> and <text:span text:style-name="T80">isIPv6()</text:span> and get the appropriate subclass with <text:span text:style-name="T80">toIPv4()</text:span> or <text:span text:style-name="T80">toIPv6()</text:span>. <text:s/>You can also make use of <text:span text:style-name="T80">isIPv4Convertible()</text:span> and <text:span text:style-name="T80">isIPv6Convertible()</text:span> to do further conversions if the address is IPv4 mapped, or you can use your own determination (IPv4 translated, 6to4, 6over4, IPv4 compatible, etc) of how to convert back and forth using <text:span text:style-name="T80">IPAddressConverter</text:span>.</text:p>
      <text:p text:style-name="P15"><text:span text:style-name="T51">IPAddressString </text:span><text:span text:style-name="T65">str</text:span><text:span text:style-name="T51"> = </text:span><text:span text:style-name="T49">new</text:span><text:span text:style-name="T51"> IPAddressString(</text:span><text:span text:style-name="T70">"::ffff:1.2.3.4"</text:span><text:span text:style-name="T51">);</text:span></text:p>
      <text:p text:style-name="P21"><text:span text:style-name="T49">if</text:span><text:span text:style-name="T51">(</text:span><text:span text:style-name="T65">str</text:span><text:span text:style-name="T51">.isIPv6()) {</text:span></text:p>
      <text:p text:style-name="P21"><text:span text:style-name="T51"><text:tab/>IPv6Address </text:span><text:span text:style-name="T65">ipv6Address</text:span><text:span text:style-name="T51"> = </text:span><text:span text:style-name="T65">str</text:span><text:span text:style-name="T51">.getAddress().toIPv6();</text:span></text:p>
      <text:p text:style-name="P21"><text:span text:style-name="T51"><text:tab/>System.</text:span><text:span text:style-name="T72">out</text:span><text:span text:style-name="T51">.println(</text:span><text:span text:style-name="T65">ipv6Address</text:span><text:span text:style-name="T51">.toMixedString());</text:span></text:p>
      <text:p text:style-name="P21"><text:span text:style-name="T61"><text:tab/></text:span><text:span text:style-name="T49">if</text:span><text:span text:style-name="T51">(</text:span><text:span text:style-name="T65">ipv6Address</text:span><text:span text:style-name="T51">.isIPv4Convertible()) {</text:span></text:p>
      <text:p text:style-name="P21"><text:span text:style-name="T51"><text:tab/><text:tab/>IPv4Address </text:span><text:span text:style-name="T65">ipv4Address</text:span><text:span text:style-name="T51"> = </text:span><text:span text:style-name="T65">ipv6Address</text:span><text:span text:style-name="T51">.toIPv4();</text:span></text:p>
      <text:p text:style-name="P21"><text:span text:style-name="T51"><text:tab/><text:tab/>System.</text:span><text:span text:style-name="T72">out</text:span><text:span text:style-name="T51">.println(</text:span><text:span text:style-name="T65">ipv4Address</text:span><text:span text:style-name="T51">.toNormalizedString());</text:span></text:p>
      <text:p text:style-name="P25"><text:tab/>}</text:p>
      <text:p text:style-name="P26"><text:span text:style-name="T77">}</text:span><text:span text:style-name="T20"><text:line-break/></text:span></text:p>
      <text:p text:style-name="P26"><text:span text:style-name="T20">Output:</text:span></text:p>
      <text:p text:style-name="P25"><text:span text:style-name="T37"/></text:p>
      <text:p text:style-name="P25">::ffff:1.2.3.4</text:p>
      <text:p text:style-name="P26"><text:span text:style-name="T77">1.2.3.4</text:span></text:p>
      <text:p text:style-name="P11"><text:span text:style-name="T20"><text:line-break/>Once you have an </text:span><text:span text:style-name="T31">IPAddress</text:span><text:span text:style-name="T20"> instance, there are methods to convert to bytes, to sections, to subnets or network prefixes, to masks, to </text:span><text:span text:style-name="T31">java.net.InetAddress</text:span><text:span text:style-name="T20">, to different textual representations, and so on.</text:span></text:p>
      <text:h text:style-name="Heading_20_2" text:outline-level="2"><text:span text:style-name="Strong_20_Emphasis"><text:span text:style-name="T25">Host and Network Sections</text:span></text:span></text:h>
      <text:p text:style-name="P33"><text:span text:style-name="Strong_20_Emphasis"><text:span text:style-name="T20">Use </text:span></text:span><text:span text:style-name="Strong_20_Emphasis"><text:span text:style-name="T31">getHostSection()</text:span></text:span><text:span text:style-name="Strong_20_Emphasis"><text:span text:style-name="T20"> and </text:span></text:span><text:span text:style-name="Strong_20_Emphasis"><text:span text:style-name="T31">getNetworkSection()</text:span></text:span><text:span text:style-name="Strong_20_Emphasis"><text:span text:style-name="T20"> to get the host and network sections of an address. <text:s/></text:span></text:span></text:p>
      <text:p text:style-name="P29"><text:span text:style-name="Strong_20_Emphasis"><text:span text:style-name="T5">IPAddress </text:span></text:span><text:span text:style-name="Strong_20_Emphasis"><text:span text:style-name="T41">address</text:span></text:span><text:span text:style-name="Strong_20_Emphasis"><text:span text:style-name="T5"> = </text:span></text:span><text:span text:style-name="Strong_20_Emphasis"><text:span text:style-name="T36">new</text:span></text:span><text:span text:style-name="Strong_20_Emphasis"><text:span text:style-name="T5"> IPAddressString(</text:span></text:span><text:span text:style-name="Strong_20_Emphasis"><text:span text:style-name="T44">"1.2.3.4"</text:span></text:span><text:span text:style-name="Strong_20_Emphasis"><text:span text:style-name="T5">).getAddress();<text:line-break/></text:span></text:span><text:span text:style-name="T52">IPAddressSection </text:span><text:span text:style-name="T68">network</text:span><text:span text:style-name="T52"> = </text:span><text:span text:style-name="T68">address</text:span><text:span text:style-name="T52">.getNetworkSection(16, </text:span><text:span text:style-name="T50">true</text:span><text:span text:style-name="T52">);<text:line-break/>IPAddressSection </text:span><text:span text:style-name="T68">host</text:span><text:span text:style-name="T52"> = </text:span><text:span text:style-name="T68">address</text:span><text:span text:style-name="T52">.getHostSection(16);<text:line-break/>System.</text:span><text:span text:style-name="T74">out</text:span><text:span text:style-name="T52">.println(</text:span><text:span text:style-name="T68">network</text:span><text:span text:style-name="T52">.toCanonicalString());<text:line-break/>System.</text:span><text:span text:style-name="T74">out</text:span><text:span text:style-name="T52">.println(</text:span><text:span text:style-name="T68">host</text:span><text:span text:style-name="T52">.toCanonicalString());</text:span></text:p>
      <text:p text:style-name="P33"><text:span text:style-name="T20">Output:</text:span></text:p>
      <text:p text:style-name="P31"><text:span text:style-name="T37">1.2/16</text:span></text:p>
      <text:p text:style-name="P27"><text:span text:style-name="T52">3.4</text:span></text:p>
      <text:p text:style-name="P29"><text:span text:style-name="T20">Once you can a section of an address, most of the same methods are available as those available with address instances.</text:span></text:p>
      <text:p text:style-name="P29"><text:span text:style-name="T20"/></text:p>
      <text:h text:style-name="P5" text:outline-level="2"><text:span text:style-name="Strong_20_Emphasis"><text:span text:style-name="T19">Address Manipulations</text:span></text:span></text:h>
      <text:p text:style-name="P30"><text:span text:style-name="T17">There are various methods for obtaining masking, subnets, and so on.</text:span></text:p>
      <text:p text:style-name="P41"><text:span text:style-name="T80">ToSubnet </text:span>produces a subnet using a mask and/or a prefix.  Note that this method applies the mask to each and every represented address.  This means you can start with a subnet and end up with a single address or a smaller subnet, depending on the mask.  One overloaded version of this method that takes both a prefix and mask will apply that prefix after the mask is applied, which can potentially increase subnet size. </text:p>
      <text:p text:style-name="P41"><text:soft-page-break/>The following code demonstrates how to get the lowest address in a prefixed subnet using either <text:span text:style-name="T80">getLowest</text:span> or using a mask.</text:p>
      <text:p text:style-name="P32"><text:span text:style-name="T51">String </text:span><text:span text:style-name="T65">addr</text:span><text:span text:style-name="T51"> = </text:span><text:span text:style-name="T70">"1.2.3.4"</text:span><text:span text:style-name="T51">;</text:span></text:p>
      <text:p text:style-name="P21"><text:span text:style-name="T51">IPAddress </text:span><text:span text:style-name="T65">address</text:span><text:span text:style-name="T51"> = </text:span><text:span text:style-name="T49">new</text:span><text:span text:style-name="T51"> IPAddressString(</text:span><text:span text:style-name="T65">addr</text:span><text:span text:style-name="T51">).getAddress();</text:span></text:p>
      <text:p text:style-name="P21"><text:span text:style-name="T49">int</text:span><text:span text:style-name="T51"> </text:span><text:span text:style-name="T65">prefixLength</text:span><text:span text:style-name="T51"> = 16;</text:span></text:p>
      <text:p text:style-name="P21"><text:span text:style-name="T51">IPAddress </text:span><text:span text:style-name="T65">maskWithPrefixLength</text:span><text:span text:style-name="T51"> = </text:span><text:span text:style-name="T49">new</text:span><text:span text:style-name="T51"> IPAddressString(</text:span><text:span text:style-name="T70">"/"</text:span><text:span text:style-name="T51"> + </text:span><text:span text:style-name="T65">prefixLength</text:span><text:span text:style-name="T51">).</text:span></text:p>
      <text:p text:style-name="P21"><text:span text:style-name="T51"><text:tab/>getAddress(</text:span><text:span text:style-name="T65">address</text:span><text:span text:style-name="T51">.getIPVersion());</text:span></text:p>
      <text:p text:style-name="P21"><text:span text:style-name="T51">IPAddress </text:span><text:span text:style-name="T65">mask</text:span><text:span text:style-name="T51"> = </text:span><text:span text:style-name="T65">address</text:span><text:span text:style-name="T51">.getNetwork().getNetworkMask(16, </text:span><text:span text:style-name="T49">false</text:span><text:span text:style-name="T51">);</text:span></text:p>
      <text:p text:style-name="P21"><text:span text:style-name="T51">System.</text:span><text:span text:style-name="T72">out</text:span><text:span text:style-name="T51">.println(</text:span><text:span text:style-name="T70">"mask with prefix length "</text:span><text:span text:style-name="T51"> + </text:span><text:span text:style-name="T65">maskWithPrefixLength</text:span><text:span text:style-name="T51">);</text:span></text:p>
      <text:p text:style-name="P21"><text:span text:style-name="T51">System.</text:span><text:span text:style-name="T72">out</text:span><text:span text:style-name="T51">.println(</text:span><text:span text:style-name="T70">"mask "</text:span><text:span text:style-name="T51"> + </text:span><text:span text:style-name="T65">mask</text:span><text:span text:style-name="T51">);</text:span></text:p>
      <text:p text:style-name="P21"><text:span text:style-name="T51">IPAddress </text:span><text:span text:style-name="T65">maskedAddress</text:span><text:span text:style-name="T51"> = </text:span><text:span text:style-name="T65">address</text:span><text:span text:style-name="T51">.toSubnet(</text:span><text:span text:style-name="T65">mask</text:span><text:span text:style-name="T51">);</text:span></text:p>
      <text:p text:style-name="P21"><text:span text:style-name="T51">System.</text:span><text:span text:style-name="T72">out</text:span><text:span text:style-name="T51">.println(</text:span><text:span text:style-name="T70">"address "</text:span><text:span text:style-name="T51"> + </text:span><text:span text:style-name="T65">address</text:span><text:span text:style-name="T51"> + </text:span><text:span text:style-name="T70">" masked "</text:span><text:span text:style-name="T51"> + </text:span><text:span text:style-name="T65">maskedAddress</text:span><text:span text:style-name="T51">);</text:span></text:p>
      <text:p text:style-name="P25"><text:tab/><text:tab/></text:p>
      <text:p text:style-name="P21"><text:span text:style-name="T51">IPAddress </text:span><text:span text:style-name="T65">subnet</text:span><text:span text:style-name="T51"> = </text:span><text:span text:style-name="T65">address</text:span><text:span text:style-name="T51">.toSubnet(</text:span><text:span text:style-name="T65">prefixLength</text:span><text:span text:style-name="T51">);</text:span></text:p>
      <text:p text:style-name="P21"><text:span text:style-name="T51">IPAddress </text:span><text:span text:style-name="T65">maskedSubnet</text:span><text:span text:style-name="T51"> = </text:span><text:span text:style-name="T65">subnet</text:span><text:span text:style-name="T51">.toSubnet(</text:span><text:span text:style-name="T65">mask</text:span><text:span text:style-name="T51">);</text:span></text:p>
      <text:p text:style-name="P21"><text:span text:style-name="T51">System.</text:span><text:span text:style-name="T72">out</text:span><text:span text:style-name="T51">.println(</text:span><text:span text:style-name="T70">"subnet "</text:span><text:span text:style-name="T51"> + </text:span><text:span text:style-name="T65">subnet</text:span><text:span text:style-name="T51"> + </text:span><text:span text:style-name="T70">" masked "</text:span><text:span text:style-name="T51"> + </text:span><text:span text:style-name="T65">maskedSubnet</text:span><text:span text:style-name="T51">);</text:span></text:p>
      <text:p text:style-name="P21"><text:span text:style-name="T51">IPAddress </text:span><text:span text:style-name="T65">lowestAddressInSubnet</text:span><text:span text:style-name="T51"> = </text:span><text:span text:style-name="T65">subnet</text:span><text:span text:style-name="T51">.getLowest();</text:span></text:p>
      <text:p text:style-name="P21"><text:span text:style-name="T51">System.</text:span><text:span text:style-name="T72">out</text:span><text:span text:style-name="T51">.println(</text:span><text:span text:style-name="T70">"lowest in subnet "</text:span><text:span text:style-name="T51"> + </text:span><text:span text:style-name="T65">lowestAddressInSubnet</text:span><text:span text:style-name="T51">);</text:span></text:p>
      <text:p text:style-name="P21"><text:span text:style-name="T51">System.</text:span><text:span text:style-name="T72">out</text:span><text:span text:style-name="T51">.println(</text:span><text:span text:style-name="T65">maskedAddress</text:span><text:span text:style-name="T51">.equals(</text:span><text:span text:style-name="T65">maskedSubnet</text:span><text:span text:style-name="T51">));</text:span></text:p>
      <text:p text:style-name="P23"><text:span text:style-name="T57">System.</text:span><text:span text:style-name="T73">out</text:span><text:span text:style-name="T57">.println(</text:span><text:span text:style-name="T66">maskedAddress</text:span><text:span text:style-name="T57">.equals(</text:span><text:span text:style-name="T66">lowestAddressInSubnet</text:span><text:span text:style-name="T57">));</text:span></text:p>
      <text:p text:style-name="P23"><text:span text:style-name="T57"/></text:p>
      <text:p text:style-name="P39">Output:</text:p>
      <text:p text:style-name="P31">mask with prefix length 255.255.0.0/16</text:p>
      <text:p text:style-name="P25">mask 255.255.0.0</text:p>
      <text:p text:style-name="P25">address 1.2.3.4 masked 1.2.0.0</text:p>
      <text:p text:style-name="P25">subnet 1.2.0.0/16 masked 1.2.0.0</text:p>
      <text:p text:style-name="P25">lowest in subnet 1.2.0.0</text:p>
      <text:p text:style-name="P25">true</text:p>
      <text:p text:style-name="P26"><text:span text:style-name="T77">true</text:span></text:p>
      <text:p text:style-name="P26"><text:span text:style-name="T77"/></text:p>
      <text:h text:style-name="P3" text:outline-level="2"><text:span text:style-name="T77">Polymorphism</text:span></text:h>
      <text:p text:style-name="P46"><text:span text:style-name="T38">Simply change the string </text:span><text:span text:style-name="T44">"1.2.3.4"</text:span><text:span text:style-name="T38"> in the code above to an IPv6 address like </text:span><text:span text:style-name="T71">"a:ffff:b:c:d::f"</text:span><text:span text:style-name="T38"> and it all works the same.</text:span></text:p>
      <text:p text:style-name="P46"><text:span text:style-name="T38">Output:<text:line-break/><text:line-break/></text:span><text:span text:style-name="T5">mask with prefix length ffff::/16</text:span></text:p>
      <text:p text:style-name="P25">mask ffff::</text:p>
      <text:p text:style-name="P25">address a:ffff:b:c:d::f masked a::</text:p>
      <text:p text:style-name="P25">subnet a::/16 masked a::</text:p>
      <text:p text:style-name="P25">lowest in subnet a::</text:p>
      <text:p text:style-name="P25">true</text:p>
      <text:p text:style-name="P24"><text:span text:style-name="T59">true</text:span></text:p>
      <text:p text:style-name="P24"><text:span text:style-name="T59"/></text:p>
      <text:p text:style-name="P41"><text:span text:style-name="Strong_20_Emphasis"><text:span text:style-name="T48">Handling Subnets and Network Prefixes</text:span></text:span></text:p>
      <text:p text:style-name="P41">There are various additional methods for managing networks not listed above, such as:</text:p>
      <text:p text:style-name="P43"><text:span text:style-name="T55">toPrefixedEquivalent</text:span><text:span text:style-name="T79">: Converts an address with wildcards to an address with a prefix. </text:span></text:p>
      <text:p text:style-name="P47"><text:span text:style-name="T7">toMinimalPrefixed</text:span><text:span text:style-name="T37">: Similar to </text:span><text:span text:style-name="T55">toPrefixedEquivalent</text:span><text:span text:style-name="T37">, except that if the address already has a prefix, then </text:span><text:span text:style-name="T7">toPrefixedEquivalent</text:span><text:span text:style-name="T37"> returns that address, whereas this method will try </text:span><text:soft-page-break/><text:span text:style-name="T37">to reduce the prefix length if it can to match the range of values. When an address has no prefix, the two methods are equivalent.</text:span></text:p>
      <text:p text:style-name="P42"><text:span text:style-name="T64">toSupernet</text:span><text:span text:style-name="T57">: Will create a larger network by reducing the existing prefix with the given number of bits. Unlike </text:span><text:span text:style-name="T64">toSubnet</text:span><text:span text:style-name="T57">, this method will never reduce network size. It is similar to the </text:span><text:span text:style-name="T64">toSubnet</text:span><text:span text:style-name="T57"> method that takes only a prefix, except that this always produces an address with a smaller prefix number.</text:span></text:p>
      <text:h text:style-name="Heading_20_2" text:outline-level="2"><text:span text:style-name="Strong_20_Emphasis"><text:span text:style-name="T19">Conversion to Textual Representations of Address</text:span></text:span></text:h>
      <text:p text:style-name="P44"><text:span text:style-name="T28">The </text:span><text:span text:style-name="T31">IPAddress</text:span><text:span text:style-name="T28"> and </text:span><text:span text:style-name="T31">IPAddressSection</text:span><text:span text:style-name="T28"> classes and their version-specific subclasses have many methods to produce specific strings representing the address.</text:span></text:p>
      <text:p text:style-name="P7"><text:span text:style-name="T49">public</text:span><text:span text:style-name="T51"> </text:span><text:span text:style-name="T49">static</text:span><text:span text:style-name="T51"> </text:span><text:span text:style-name="T49">void</text:span><text:span text:style-name="T51"> main(String[] </text:span><text:span text:style-name="T65">args</text:span><text:span text:style-name="T51">) {<text:line-break/><text:tab/>IPAddress </text:span><text:span text:style-name="T65">address</text:span><text:span text:style-name="T51"> = </text:span><text:span text:style-name="T49">new</text:span><text:span text:style-name="T51"> IPAddressString(</text:span><text:span text:style-name="T70">"a:b:c::e:f"</text:span><text:span text:style-name="T51">).getAddress();<text:line-break/><text:tab/></text:span><text:span text:style-name="T58">print</text:span><text:span text:style-name="T51">(</text:span><text:span text:style-name="T65">address</text:span><text:span text:style-name="T51">);<text:line-break/><text:tab/></text:span><text:span text:style-name="T65">address</text:span><text:span text:style-name="T51"> = </text:span><text:span text:style-name="T49">new</text:span><text:span text:style-name="T51"> IPAddressString(</text:span><text:span text:style-name="T70">"a:b:c::"</text:span><text:span text:style-name="T51">).getAddress();<text:line-break/><text:tab/></text:span><text:span text:style-name="T58">print</text:span><text:span text:style-name="T51">(</text:span><text:span text:style-name="T65">address</text:span><text:span text:style-name="T51">);<text:line-break/><text:tab/></text:span><text:span text:style-name="T65">address</text:span><text:span text:style-name="T51"> = </text:span><text:span text:style-name="T49">new</text:span><text:span text:style-name="T51"> IPAddressString(</text:span><text:span text:style-name="T70">"a:b:c:*::"</text:span><text:span text:style-name="T51">).getAddress();<text:line-break/><text:tab/></text:span><text:span text:style-name="T58">print</text:span><text:span text:style-name="T51">(</text:span><text:span text:style-name="T65">address</text:span><text:span text:style-name="T51">);</text:span></text:p>
      <text:p text:style-name="P25">}</text:p>
      <text:p text:style-name="P21"/>
      <text:p text:style-name="P21"><text:span text:style-name="T49">static</text:span><text:span text:style-name="T51"> </text:span><text:span text:style-name="T49">void</text:span><text:span text:style-name="T51"> print(IPAddress </text:span><text:span text:style-name="T65">address</text:span><text:span text:style-name="T51">) {</text:span></text:p>
      <text:p text:style-name="P21"><text:span text:style-name="T51"><text:tab/>System.</text:span><text:span text:style-name="T72">out</text:span><text:span text:style-name="T51">.println(</text:span><text:span text:style-name="T65">address</text:span><text:span text:style-name="T51">.toCanonicalString());</text:span></text:p>
      <text:p text:style-name="P21"><text:span text:style-name="T51"><text:tab/>System.</text:span><text:span text:style-name="T72">out</text:span><text:span text:style-name="T51">.println(</text:span><text:span text:style-name="T65">address</text:span><text:span text:style-name="T51">.toFullString());</text:span></text:p>
      <text:p text:style-name="P21"><text:span text:style-name="T51"><text:tab/>System.</text:span><text:span text:style-name="T72">out</text:span><text:span text:style-name="T51">.println(</text:span><text:span text:style-name="T65">address</text:span><text:span text:style-name="T51">.toNormalizedString());</text:span></text:p>
      <text:p text:style-name="P21"><text:span text:style-name="T51"><text:tab/>System.</text:span><text:span text:style-name="T72">out</text:span><text:span text:style-name="T51">.println(</text:span><text:span text:style-name="T65">address</text:span><text:span text:style-name="T51">.toSQLWildcardString());</text:span></text:p>
      <text:p text:style-name="P21"><text:span text:style-name="T51"><text:tab/>System.</text:span><text:span text:style-name="T72">out</text:span><text:span text:style-name="T51">.println(</text:span><text:span text:style-name="T65">address</text:span><text:span text:style-name="T51">.toSubnetString());</text:span></text:p>
      <text:p text:style-name="P21"><text:span text:style-name="T51"><text:tab/>System.</text:span><text:span text:style-name="T72">out</text:span><text:span text:style-name="T51">.println(</text:span><text:span text:style-name="T65">address</text:span><text:span text:style-name="T51">.toIPv6().toMixedString());</text:span></text:p>
      <text:p text:style-name="P21"><text:span text:style-name="T51"><text:tab/>System.</text:span><text:span text:style-name="T72">out</text:span><text:span text:style-name="T51">.println();</text:span></text:p>
      <text:p text:style-name="P24"><text:span text:style-name="T59">}</text:span></text:p>
      <text:p text:style-name="P24"><text:span text:style-name="T20"/></text:p>
      <text:p text:style-name="P25"><text:span text:style-name="T37">a:b:c::e:f</text:span></text:p>
      <text:p text:style-name="P25">000a:000b:000c:0000:0000:0000:000e:000f</text:p>
      <text:p text:style-name="P25">a:b:c:0:0:0:e:f</text:p>
      <text:p text:style-name="P25">a:b:c:0:0:0:e:f</text:p>
      <text:p text:style-name="P25">a:b:c::e:f</text:p>
      <text:p text:style-name="P25">a:b:c::0.14.0.15</text:p>
      <text:p text:style-name="P21"/>
      <text:p text:style-name="P25">a:b:c::</text:p>
      <text:p text:style-name="P25">000a:000b:000c:0000:0000:0000:0000:0000</text:p>
      <text:p text:style-name="P25">a:b:c:0:0:0:0:0</text:p>
      <text:p text:style-name="P25">a:b:c:0:0:0:0:0</text:p>
      <text:p text:style-name="P25">a:b:c::</text:p>
      <text:p text:style-name="P25">a:b:c::</text:p>
      <text:p text:style-name="P21"/>
      <text:p text:style-name="P25">a:b:c:*::</text:p>
      <text:p text:style-name="P25">000a:000b:000c:0000-ffff:0000:0000:0000:0000</text:p>
      <text:p text:style-name="P25">a:b:c:*:0:0:0:0</text:p>
      <text:p text:style-name="P25">a:b:c:%:0:0:0:0</text:p>
      <text:p text:style-name="P25">a:b:c:*::</text:p>
      <text:p text:style-name="P25">a:b:c:*::</text:p>
      <text:p text:style-name="P21"><text:span text:style-name="T14"/></text:p>
      <text:p text:style-name="P21"><text:span text:style-name="T14">To choose to print wildcards '*' and range characters '-' as opposed to using prefix length, there are additional methods:</text:span></text:p>
      <text:p text:style-name="P21"><text:soft-page-break/><text:span text:style-name="T14"/></text:p>
      <text:p text:style-name="P7"><text:span text:style-name="T49">public</text:span><text:span text:style-name="T51"> </text:span><text:span text:style-name="T49">static</text:span><text:span text:style-name="T51"> </text:span><text:span text:style-name="T49">void</text:span><text:span text:style-name="T51"> main(String[] </text:span><text:span text:style-name="T65">args</text:span><text:span text:style-name="T51">) {<text:line-break/><text:tab/>IPAddress </text:span><text:span text:style-name="T65">address</text:span><text:span text:style-name="T51"> = </text:span><text:span text:style-name="T49">new</text:span><text:span text:style-name="T51"> IPAddressString(</text:span><text:span text:style-name="T70">"a:b:c::/64"</text:span><text:span text:style-name="T51">).getAddress();<text:line-break/><text:tab/></text:span><text:span text:style-name="T58">print</text:span><text:span text:style-name="T51">(</text:span><text:span text:style-name="T65">address</text:span><text:span text:style-name="T51">);<text:line-break/><text:tab/></text:span><text:span text:style-name="T65">address</text:span><text:span text:style-name="T51"> = </text:span><text:span text:style-name="T49">new</text:span><text:span text:style-name="T51"> IPAddressString(</text:span><text:span text:style-name="T70">"a:b:c:*::/64"</text:span><text:span text:style-name="T51">).getAddress();<text:line-break/><text:tab/></text:span><text:span text:style-name="T58">print</text:span><text:span text:style-name="T51">(</text:span><text:span text:style-name="T65">address</text:span><text:span text:style-name="T51">);</text:span></text:p>
      <text:p text:style-name="P25">}</text:p>
      <text:p text:style-name="P21"/>
      <text:p text:style-name="P21"><text:span text:style-name="T49">static</text:span><text:span text:style-name="T51"> </text:span><text:span text:style-name="T49">void</text:span><text:span text:style-name="T51"> print(IPAddress </text:span><text:span text:style-name="T65">address</text:span><text:span text:style-name="T51">) {</text:span></text:p>
      <text:p text:style-name="P21"><text:span text:style-name="T51"><text:tab/>System.</text:span><text:span text:style-name="T72">out</text:span><text:span text:style-name="T51">.println(</text:span><text:span text:style-name="T65">address</text:span><text:span text:style-name="T51">.toCanonicalString());</text:span></text:p>
      <text:p text:style-name="P21"><text:span text:style-name="T51"><text:tab/>System.</text:span><text:span text:style-name="T72">out</text:span><text:span text:style-name="T51">.println(</text:span><text:span text:style-name="T65">address</text:span><text:span text:style-name="T51">.toCanonicalWildcardString());</text:span></text:p>
      <text:p text:style-name="P21"><text:span text:style-name="T51"><text:tab/>System.</text:span><text:span text:style-name="T72">out</text:span><text:span text:style-name="T51">.println(</text:span><text:span text:style-name="T65">address</text:span><text:span text:style-name="T51">.toFullString());</text:span></text:p>
      <text:p text:style-name="P21"><text:span text:style-name="T51"><text:tab/>System.</text:span><text:span text:style-name="T72">out</text:span><text:span text:style-name="T51">.println(</text:span><text:span text:style-name="T65">address</text:span><text:span text:style-name="T51">.toNormalizedString());</text:span></text:p>
      <text:p text:style-name="P21"><text:span text:style-name="T51"><text:tab/>System.</text:span><text:span text:style-name="T72">out</text:span><text:span text:style-name="T51">.println(</text:span><text:span text:style-name="T65">address</text:span><text:span text:style-name="T51">.toSQLWildcardString());</text:span></text:p>
      <text:p text:style-name="P21"><text:span text:style-name="T51"><text:tab/>System.</text:span><text:span text:style-name="T72">out</text:span><text:span text:style-name="T51">.println();</text:span></text:p>
      <text:p text:style-name="P21"><text:span text:style-name="T51">}</text:span></text:p>
      <text:p text:style-name="P21"><text:span text:style-name="T2"/></text:p>
      <text:p text:style-name="P25">a:b:c::/64</text:p>
      <text:p text:style-name="P25">a:b:c:0:*:*:*:*</text:p>
      <text:p text:style-name="P25">000a:000b:000c:0000:0000:0000:0000:0000/64</text:p>
      <text:p text:style-name="P25">a:b:c:0:0:0:0:0/64</text:p>
      <text:p text:style-name="P25">a:b:c:0:%:%:%:%</text:p>
      <text:p text:style-name="P21"/>
      <text:p text:style-name="P25">a:b:c:*::/64</text:p>
      <text:p text:style-name="P25">a:b:c:*:*:*:*:*</text:p>
      <text:p text:style-name="P25">000a:000b:000c:0000-ffff:0000:0000:0000:0000/64</text:p>
      <text:p text:style-name="P25">a:b:c:*:0:0:0:0/64</text:p>
      <text:p text:style-name="P24"><text:span text:style-name="T59">a:b:c:%:%:%:%:%</text:span></text:p>
      <text:p text:style-name="P24"><text:span text:style-name="T9"/></text:p>
      <text:p text:style-name="P24"><text:span text:style-name="T9"/></text:p>
      <text:p text:style-name="P19"><text:span text:style-name="T13">Some strings are version-dependent:</text:span></text:p>
      <text:p text:style-name="P8"><text:span text:style-name="T34">public</text:span><text:span text:style-name="T3"> </text:span><text:span text:style-name="T34">static</text:span><text:span text:style-name="T3"> </text:span><text:span text:style-name="T34">void</text:span><text:span text:style-name="T3"> main(String[] </text:span><text:span text:style-name="T39">args</text:span><text:span text:style-name="T3">) {</text:span></text:p>
      <text:p text:style-name="P21"><text:span text:style-name="T51"><text:tab/></text:span><text:span text:style-name="T76">//toSubnetString() prefers '*' for IPv4 and prefix for IPv6</text:span></text:p>
      <text:p text:style-name="P21"><text:span text:style-name="T51"><text:tab/>System.</text:span><text:span text:style-name="T72">out</text:span><text:span text:style-name="T51">.println(</text:span><text:span text:style-name="T49">new</text:span><text:span text:style-name="T51"> IPAddressString(</text:span><text:span text:style-name="T70">"1.2.0.0/16"</text:span><text:span text:style-name="T51">).getAddress().toSubnetString());</text:span></text:p>
      <text:p text:style-name="P21"><text:span text:style-name="T51"><text:tab/>System.</text:span><text:span text:style-name="T72">out</text:span><text:span text:style-name="T51">.println(</text:span><text:span text:style-name="T49">new</text:span><text:span text:style-name="T51"> IPAddressString(</text:span><text:span text:style-name="T70">"a:b::/64"</text:span><text:span text:style-name="T51">).getAddress().toSubnetString());</text:span></text:p>
      <text:p text:style-name="P21"><text:span text:style-name="T51"><text:tab/></text:span></text:p>
      <text:p text:style-name="P21"><text:span text:style-name="T51"><text:tab/></text:span><text:span text:style-name="T76">//converts IPv4-mapped to a:b:c:d:e:f:1.2.3.4 notation</text:span></text:p>
      <text:p text:style-name="P21"><text:span text:style-name="T51"><text:tab/>System.</text:span><text:span text:style-name="T72">out</text:span><text:span text:style-name="T51">.println(</text:span><text:span text:style-name="T49">new</text:span><text:span text:style-name="T51"> IPAddressString(</text:span><text:span text:style-name="T70">"::ffff:a:b"</text:span><text:span text:style-name="T51">).getAddress().</text:span></text:p>
      <text:p text:style-name="P25"><text:tab/><text:tab/><text:tab/>toConvertedString());</text:p>
      <text:p text:style-name="P21"><text:span text:style-name="T51">}</text:span></text:p>
      <text:p text:style-name="P21"><text:span text:style-name="T3"/></text:p>
      <text:p text:style-name="P21"><text:span text:style-name="T20">Output:</text:span></text:p>
      <text:p text:style-name="P21"><text:span text:style-name="T20"/></text:p>
      <text:p text:style-name="P25">1.2.*.*</text:p>
      <text:p text:style-name="P25">a:b::/64</text:p>
      <text:p text:style-name="P24"><text:span text:style-name="T8">::ffff:0.10.0.11</text:span></text:p>
      <text:p text:style-name="P24"><text:span text:style-name="T10"/></text:p>
      <text:p text:style-name="P24"><text:span text:style-name="T20"><text:line-break/>Alternatively, you can produce collections of strings:</text:span></text:p>
      <text:p text:style-name="P24"><text:span text:style-name="T20"/></text:p>
      <text:p text:style-name="P7"><text:span text:style-name="T34">public</text:span><text:span text:style-name="T3"> </text:span><text:span text:style-name="T34">static</text:span><text:span text:style-name="T3"> </text:span><text:span text:style-name="T34">void</text:span><text:span text:style-name="T3"> main(String[] </text:span><text:span text:style-name="T39">args</text:span><text:span text:style-name="T3">) {<text:line-break/><text:tab/></text:span><text:span text:style-name="T51">IPAddress </text:span><text:span text:style-name="T65">address</text:span><text:span text:style-name="T51"> = </text:span><text:span text:style-name="T49">new</text:span><text:span text:style-name="T51"> IPAddressString(</text:span><text:span text:style-name="T70">"a:b:c::e:f"</text:span><text:span text:style-name="T51">).getAddress();<text:line-break/><text:tab/></text:span><text:span text:style-name="T58">print</text:span><text:span text:style-name="T51">(</text:span><text:span text:style-name="T65">address</text:span><text:span text:style-name="T51">);<text:line-break/>}</text:span></text:p>
      <text:p text:style-name="P21"><text:soft-page-break/></text:p>
      <text:p text:style-name="P21"><text:span text:style-name="T49">private</text:span><text:span text:style-name="T51"> </text:span><text:span text:style-name="T49">static</text:span><text:span text:style-name="T51"> </text:span><text:span text:style-name="T49">void</text:span><text:span text:style-name="T51"> print(IPAddress </text:span><text:span text:style-name="T65">address</text:span><text:span text:style-name="T51">) {</text:span></text:p>
      <text:p text:style-name="P21"><text:span text:style-name="T51"><text:tab/></text:span><text:span text:style-name="T76">//print(address.toAllStrings()); produces many strings</text:span></text:p>
      <text:p text:style-name="P21"><text:span text:style-name="T51"><text:tab/></text:span><text:span text:style-name="T58">print</text:span><text:span text:style-name="T51">(</text:span><text:span text:style-name="T65">address</text:span><text:span text:style-name="T51">.toStandardStrings());</text:span></text:p>
      <text:p text:style-name="P21"><text:span text:style-name="T51"><text:tab/></text:span><text:span text:style-name="T58">print</text:span><text:span text:style-name="T51">(</text:span><text:span text:style-name="T49">new</text:span><text:span text:style-name="T51"> String[] {</text:span><text:span text:style-name="T70">""</text:span><text:span text:style-name="T51">});</text:span></text:p>
      <text:p text:style-name="P25">}</text:p>
      <text:p text:style-name="P21"/>
      <text:p text:style-name="P21"><text:span text:style-name="T49">public</text:span><text:span text:style-name="T51"> </text:span><text:span text:style-name="T49">static</text:span><text:span text:style-name="T51"> </text:span><text:span text:style-name="T49">void</text:span><text:span text:style-name="T51"> print(String </text:span><text:span text:style-name="T65">strings</text:span><text:span text:style-name="T51">[]) {</text:span></text:p>
      <text:p text:style-name="P21"><text:span text:style-name="T51"><text:tab/></text:span><text:span text:style-name="T49">for</text:span><text:span text:style-name="T51">(String </text:span><text:span text:style-name="T65">str</text:span><text:span text:style-name="T51"> : </text:span><text:span text:style-name="T65">strings</text:span><text:span text:style-name="T51">) {</text:span></text:p>
      <text:p text:style-name="P21"><text:span text:style-name="T51"><text:tab/><text:tab/>System.</text:span><text:span text:style-name="T72">out</text:span><text:span text:style-name="T51">.println(</text:span><text:span text:style-name="T65">str</text:span><text:span text:style-name="T51">);</text:span></text:p>
      <text:p text:style-name="P25"><text:tab/>}</text:p>
      <text:p text:style-name="P24"><text:span text:style-name="T59">}</text:span></text:p>
      <text:p text:style-name="P24"><text:span text:style-name="T20"><text:line-break/>Output:</text:span></text:p>
      <text:p text:style-name="P24"><text:span text:style-name="T20"/></text:p>
      <text:p text:style-name="P25"><text:span text:style-name="T37">a:b:c:0:0:0:0.14.0.15</text:span></text:p>
      <text:p text:style-name="P25">a:b:c:0:0:0:000.014.000.015</text:p>
      <text:p text:style-name="P25">000a:000b:000c:0000:0000:0000:0.14.0.15</text:p>
      <text:p text:style-name="P25">000a:000b:000c:0000:0000:0000:000.014.000.015</text:p>
      <text:p text:style-name="P25">A:B:C:0:0:0:0.14.0.15</text:p>
      <text:p text:style-name="P25">A:B:C:0:0:0:000.014.000.015</text:p>
      <text:p text:style-name="P25">000A:000B:000C:0000:0000:0000:0.14.0.15</text:p>
      <text:p text:style-name="P25">000A:000B:000C:0000:0000:0000:000.014.000.015</text:p>
      <text:p text:style-name="P25">a:b:c::0.14.0.15</text:p>
      <text:p text:style-name="P25">a:b:c::000.014.000.015</text:p>
      <text:p text:style-name="P25">000a:000b:000c::0.14.0.15</text:p>
      <text:p text:style-name="P25">000a:000b:000c::000.014.000.015</text:p>
      <text:p text:style-name="P25">A:B:C::0.14.0.15</text:p>
      <text:p text:style-name="P25">A:B:C::000.014.000.015</text:p>
      <text:p text:style-name="P25">000A:000B:000C::0.14.0.15</text:p>
      <text:p text:style-name="P25">000A:000B:000C::000.014.000.015</text:p>
      <text:p text:style-name="P25">a:b:c:0:0:0:e:f</text:p>
      <text:p text:style-name="P25">000a:000b:000c:0000:0000:0000:000e:000f</text:p>
      <text:p text:style-name="P25">A:B:C:0:0:0:E:F</text:p>
      <text:p text:style-name="P25">000A:000B:000C:0000:0000:0000:000E:000F</text:p>
      <text:p text:style-name="P25">a:b:c::e:f</text:p>
      <text:p text:style-name="P25">000a:000b:000c::000e:000f</text:p>
      <text:p text:style-name="P25">A:B:C::E:F</text:p>
      <text:p text:style-name="P21"><text:span text:style-name="T51">000A:000B:000C::000E:000F</text:span></text:p>
      <text:p text:style-name="P21"><text:span text:style-name="T51"/></text:p>
      <text:p text:style-name="P23"><text:span text:style-name="T22">The String collections can be customized with</text:span><text:span text:style-name="T15"> </text:span><text:span text:style-name="T4">String toNormalizedString(StringOptions </text:span><text:span text:style-name="T40">params</text:span><text:span text:style-name="T4">)</text:span></text:p>
      <text:p text:style-name="P18"><text:span text:style-name="T17">Note that string collections never have duplicate strings. <text:s/>The String collections can be customized with</text:span><text:span text:style-name="T13"> </text:span><text:span text:style-name="T5">toStrings(IPStringBuilderOptions </text:span><text:span text:style-name="T41">options</text:span><text:span text:style-name="T5">)</text:span></text:p>
      <text:h text:style-name="Heading_20_2" text:outline-level="2"><text:span text:style-name="Strong_20_Emphasis"><text:span text:style-name="T19">Searching Text or Databases for All Addresses in a Given Subnet</text:span></text:span></text:h>
      <text:p text:style-name="P17"><text:span text:style-name="T28">Suppose you wanted to search for all addresses from a subnet in a large amount of text data. <text:s/>For instance, suppose you wanted to search for all addresses in the text from the subnet a:b:0:0::/64. <text:s/>You can start a representation of just the network prefix section of the address, then you can get all such strings for that prefix.</text:span></text:p>
      <text:p text:style-name="P21"><text:span text:style-name="T51">IPAddressSection </text:span><text:span text:style-name="T65">prefix</text:span><text:span text:style-name="T51"> = </text:span><text:span text:style-name="T49">new</text:span><text:span text:style-name="T51"> IPAddressString(</text:span><text:span text:style-name="T70">"a:b::"</text:span><text:span text:style-name="T51">).getAddress().</text:span></text:p>
      <text:p text:style-name="P21"><text:span text:style-name="T51"><text:tab/>getNetworkSection(64, </text:span><text:span text:style-name="T49">false</text:span><text:span text:style-name="T51">);</text:span></text:p>
      <text:p text:style-name="P21"><text:span text:style-name="T51">String </text:span><text:span text:style-name="T65">strings</text:span><text:span text:style-name="T51">[] = </text:span><text:span text:style-name="T65">prefix</text:span><text:span text:style-name="T51">.toStandardStringCollection().toStrings();</text:span></text:p>
      <text:p text:style-name="P21"><text:span text:style-name="T49">for</text:span><text:span text:style-name="T51">(String </text:span><text:span text:style-name="T65">str</text:span><text:span text:style-name="T51"> : </text:span><text:span text:style-name="T65">strings</text:span><text:span text:style-name="T51">) {</text:span></text:p>
      <text:p text:style-name="P21"><text:soft-page-break/><text:span text:style-name="T51"><text:tab/>System.</text:span><text:span text:style-name="T72">out</text:span><text:span text:style-name="T51">.println(</text:span><text:span text:style-name="T65">str</text:span><text:span text:style-name="T51">);</text:span></text:p>
      <text:p text:style-name="P25">}</text:p>
      <text:p text:style-name="P27"><text:span text:style-name="T52"/></text:p>
      <text:p text:style-name="P6"><text:span text:style-name="T11">Output:</text:span></text:p>
      <text:p text:style-name="P6"><text:span text:style-name="T5">a:b:0:0<text:line-break/></text:span><text:span text:style-name="T52">000a:000b:0000:0000<text:line-break/>A:B:0:0<text:line-break/>000A:000B:0000:0000<text:line-break/>a:b::<text:line-break/>000a:000b::<text:line-break/>A:B::<text:line-break/>000A:000B::</text:span></text:p>
      <text:p text:style-name="P27"><text:span text:style-name="T12"/></text:p>
      <text:p text:style-name="P6"><text:span text:style-name="T14">If you need to be more stringent or less stringent about the address formats you wish to search, then you can use</text:span><text:span text:style-name="T11"> </text:span><text:span text:style-name="T5">toStringCollection(IPStringBuilderOptions </text:span><text:span text:style-name="T41">options</text:span><text:span text:style-name="T5">) </text:span><text:span text:style-name="T14">with an instance of </text:span><text:span text:style-name="T5">IPv6StringBuilderOptions</text:span><text:span text:style-name="T14">.</text:span></text:p>
      <text:p text:style-name="P20"><text:span text:style-name="T13">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span></text:p>
      <text:p text:style-name="P20"><text:span text:style-name="T13">For a MySQL database search:</text:span></text:p>
      <text:p text:style-name="P7"><text:span text:style-name="T34">public</text:span><text:span text:style-name="T3"> </text:span><text:span text:style-name="T34">static</text:span><text:span text:style-name="T3"> </text:span><text:span text:style-name="T34">void</text:span><text:span text:style-name="T3"> main(String[] </text:span><text:span text:style-name="T39">args</text:span><text:span text:style-name="T3">) {</text:span></text:p>
      <text:p text:style-name="P7"><text:span text:style-name="T3"><text:tab/></text:span><text:span text:style-name="T51">IPAddressSection </text:span><text:span text:style-name="T65">prefix</text:span><text:span text:style-name="T51"> = </text:span><text:span text:style-name="T49">new</text:span><text:span text:style-name="T51"> IPAddressString(</text:span><text:span text:style-name="T70">"a:b::"</text:span><text:span text:style-name="T51">).<text:line-break/><text:tab/><text:tab/>getAddress().getNetworkSection(64, </text:span><text:span text:style-name="T49">false</text:span><text:span text:style-name="T51">);<text:line-break/><text:tab/>StringBuilder </text:span><text:span text:style-name="T65">sql</text:span><text:span text:style-name="T51"> = </text:span><text:span text:style-name="T49">new</text:span><text:span text:style-name="T51"> StringBuilder(</text:span><text:span text:style-name="T70">"Select rows from table where "</text:span><text:span text:style-name="T51">);<text:line-break/><text:tab/></text:span><text:span text:style-name="T65">prefix</text:span><text:span text:style-name="T51">.getStartsWithSQLClause(</text:span><text:span text:style-name="T65">sql</text:span><text:span text:style-name="T51">, </text:span><text:span text:style-name="T70">"column1"</text:span><text:span text:style-name="T51">);<text:line-break/><text:tab/>System.</text:span><text:span text:style-name="T72">out</text:span><text:span text:style-name="T51">.println(</text:span><text:span text:style-name="T65">sql</text:span><text:span text:style-name="T51">);</text:span></text:p>
      <text:p text:style-name="P27"><text:span text:style-name="T52">}</text:span></text:p>
      <text:p text:style-name="P12"><text:span text:style-name="T17">Output:</text:span></text:p>
      <text:p text:style-name="P9"><text:span text:style-name="T37">Select rows from table where ((substring_index(column1,':',4) = 'a:b:0:0') OR ((substring_index(column1,':',3) = 'a:b:') AND (LENGTH (column1) - LENGTH(REPLACE(column1, ':', '')) &lt;= 6)))</text:span></text:p>
      <text:p text:style-name="P16"><text:span text:style-name="T37">For IPv4, another way to search for a subnet like 1.2.0.0/16 would be to do a SELECT with the following string</text:span></text:p>
      <text:p text:style-name="P7"><text:span text:style-name="T34">public</text:span><text:span text:style-name="T3"> </text:span><text:span text:style-name="T34">static</text:span><text:span text:style-name="T3"> </text:span><text:span text:style-name="T34">void</text:span><text:span text:style-name="T3"> main(String[] </text:span><text:span text:style-name="T39">args</text:span><text:span text:style-name="T3">) {<text:line-break/><text:tab/></text:span><text:span text:style-name="T51">String </text:span><text:span text:style-name="T65">wildcardString</text:span><text:span text:style-name="T51"> = </text:span><text:span text:style-name="T49">new </text:span><text:span text:style-name="T51">IPAddressString(</text:span><text:span text:style-name="T70">"1.2.0.0/16"</text:span><text:span text:style-name="T51">).<text:line-break/><text:tab/><text:tab/>getAddress().toSQLWildcardString();<text:line-break/><text:tab/>System.</text:span><text:span text:style-name="T72">out</text:span><text:span text:style-name="T51">.println(</text:span><text:span text:style-name="T65">wildcardString</text:span><text:span text:style-name="T51">);</text:span></text:p>
      <text:p text:style-name="P22"><text:span text:style-name="T56">}</text:span></text:p>
      <text:p text:style-name="P22"><text:span text:style-name="T12"/></text:p>
      <text:p text:style-name="P28"><text:span text:style-name="T18">Output:</text:span></text:p>
      <text:p text:style-name="P22"><text:span text:style-name="T12"/></text:p>
      <text:p text:style-name="P25"><text:span text:style-name="T37">1.2.%.%</text:span></text:p>
      <text:p text:style-name="P22"><text:span text:style-name="T12"/></text:p>
      <text:p text:style-name="P28"><text:span text:style-name="T18">Then your SQL search string would be like:</text:span></text:p>
      <text:p text:style-name="P14"><text:span text:style-name="T29">Select rows from table where column1 like </text:span><text:span text:style-name="T45">1.2.%.%</text:span></text:p>
      <text:h text:style-name="Heading_20_2" text:outline-level="2"><text:soft-page-break/><text:span text:style-name="Strong_20_Emphasis"><text:span text:style-name="T19">Convert to Textual Representation of Host Name or Address for URL</text:span></text:span></text:h>
      <text:p text:style-name="P40"><text:span text:style-name="T62">Given a host name or address, use</text:span><text:span text:style-name="T53"> HostName.toNormalizedString() </text:span><text:span text:style-name="T62">for the host part of a URL.</text:span></text:p>
      <text:p text:style-name="P40"><text:span text:style-name="Strong_20_Emphasis"><text:span text:style-name="T63"/></text:span></text:p>
      <text:h text:style-name="P4" text:outline-level="2"><text:span text:style-name="Strong_20_Emphasis"><text:span text:style-name="T75">Subnet Membership</text:span></text:span></text:h>
      <text:p text:style-name="P13"><text:span text:style-name="Strong_20_Emphasis"><text:span text:style-name="T22">To check whether an address is contained by a subnet:</text:span></text:span></text:p>
      <text:p text:style-name="P6"><text:span text:style-name="T6">IPAddress </text:span><text:span text:style-name="T42">address</text:span><text:span text:style-name="T6"> = </text:span><text:span text:style-name="T35">new</text:span><text:span text:style-name="T6"> IPAddressString(</text:span><text:span text:style-name="T43">"1.2.0.0/16"</text:span><text:span text:style-name="T6">).getAddress();<text:line-break/></text:span><text:span text:style-name="T52">System.</text:span><text:span text:style-name="T74">out</text:span><text:span text:style-name="T52">.println(</text:span><text:span text:style-name="T68">address</text:span><text:span text:style-name="T52">.contains(</text:span><text:span text:style-name="T50">new</text:span><text:span text:style-name="T52"> IPAddressString(</text:span><text:span text:style-name="T71">"1.2.3.4"</text:span><text:span text:style-name="T52">).getAddress()));</text:span><text:span text:style-name="T6"><text:line-break/></text:span><text:span text:style-name="T52">System.</text:span><text:span text:style-name="T74">out</text:span><text:span text:style-name="T52">.println(</text:span><text:span text:style-name="T68">address</text:span><text:span text:style-name="T52">.contains(</text:span><text:span text:style-name="T50">new</text:span><text:span text:style-name="T52"> IPAddressString(</text:span><text:span text:style-name="T71">"1.2.3.0/24"</text:span><text:span text:style-name="T52">).getAddress()));</text:span><text:span text:style-name="T6"><text:line-break/></text:span><text:span text:style-name="T52">System.</text:span><text:span text:style-name="T74">out</text:span><text:span text:style-name="T52">.println(</text:span><text:span text:style-name="T68">address</text:span><text:span text:style-name="T52">.contains(</text:span><text:span text:style-name="T50">new</text:span><text:span text:style-name="T52"> IPAddressString(</text:span><text:span text:style-name="T71">"1.2.3.0/25"</text:span><text:span text:style-name="T52">).getAddress()));</text:span><text:span text:style-name="T6"><text:line-break/></text:span><text:span text:style-name="T52">System.</text:span><text:span text:style-name="T74">out</text:span><text:span text:style-name="T52">.println(</text:span><text:span text:style-name="T68">address</text:span><text:span text:style-name="T52">.contains(</text:span><text:span text:style-name="T50">new</text:span><text:span text:style-name="T52"> IPAddressString(</text:span><text:span text:style-name="T71">"1.1.0.0"</text:span><text:span text:style-name="T52">).getAddress()));</text:span></text:p>
      <text:p text:style-name="P27"/>
      <text:p text:style-name="P13"><text:span text:style-name="T17">Output:</text:span></text:p>
      <text:p text:style-name="P10"><text:span text:style-name="T37">true<text:line-break/></text:span>true<text:line-break/>true<text:line-break/>false</text:p>
      <text:p text:style-name="P25"><text:span text:style-name="T33"/></text:p>
      <text:h text:style-name="Heading_20_2" text:outline-level="2"><text:span text:style-name="Strong_20_Emphasis"><text:span text:style-name="T75">DNS Resolution and URLs</text:span></text:span></text:h>
      <text:p text:style-name="P48"><text:span text:style-name="T46">If you have a string that can be a host or an address and you wish to resolve to an address, create a </text:span><text:span text:style-name="T7">HostName </text:span><text:span text:style-name="T46">and use </text:span><text:span text:style-name="T54">HostName.toResolvedAddress()</text:span><text:span text:style-name="T46">. If you wish to obtain a textua representation for a URL, use </text:span><text:span text:style-name="T7">HostName.toURLString()</text:span><text:span text:style-name="T46">.</text:span></text:p>
      <text:h text:style-name="Heading_20_2" text:outline-level="2"><text:span text:style-name="Strong_20_Emphasis"><text:span text:style-name="T19">Sorting and Comparison</text:span></text:span></text:h>
      <text:p text:style-name="P45"><text:span text:style-name="T17">Comparing and sorting can be useful for storing addresses in certain types of data structures. <text:s/>All of the core classes implement </text:span><text:span text:style-name="T32">java.lang.Comparable</text:span><text:span text:style-name="T17">. <text:s/>Different representations of the same address or subnet are considered equal. <text:s/>However, </text:span><text:span text:style-name="T32">HostName</text:span><text:span text:style-name="T17"> instances, </text:span><text:span text:style-name="T32">IPAddressString</text:span><text:span text:style-name="T17"> instances, and </text:span><text:span text:style-name="T32">IPAddress</text:span><text:span text:style-name="T17"> instances are not equal even when representing the same address or subnet.</text:span></text:p>
      <text:p text:style-name="P45"><text:span text:style-name="T17"><text:s/><text:line-break/>The library provides </text:span><text:span text:style-name="T32">IPAddressComparator</text:span><text:span text:style-name="T17"> and some implementations for comparison purposes. <text:s/></text:span><text:span text:style-name="T32">IPAddress</text:span><text:span text:style-name="T17"> uses the subclass </text:span><text:span text:style-name="T7">CountComparator</text:span><text:span text:style-name="T17">. </text:span></text:p>
      <text:p text:style-name="P1"><text:span text:style-name="T11"/></text:p>
      <text:h text:style-name="Heading_20_2" text:outline-level="2"><text:span text:style-name="Strong_20_Emphasis"><text:span text:style-name="T19"/></text:span></text:h>
      <text:p text:style-name="P41"/>
      <text:p text:style-name="P43"><text:span text:style-name="T17"/></text:p>
      <text:p text:style-name="P4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2:20:41.71</meta:creation-date>
    <dc:date>2016-06-06T23:20:32.54</dc:date>
    <meta:editing-duration>P5DT18H16M28S</meta:editing-duration>
    <meta:editing-cycles>128</meta:editing-cycles>
    <meta:generator>OpenOffice/4.0.1$Win32 OpenOffice.org_project/401m5$Build-9714</meta:generator>
    <meta:document-statistic meta:table-count="0" meta:image-count="0" meta:object-count="0" meta:page-count="10" meta:paragraph-count="278" meta:word-count="2129" meta:character-count="17281"/>
  </office:meta>
</office:document-meta>
</file>